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paragraph-properties fo:margin-top="0in" fo:margin-bottom="0in"/>
    </style:style>
    <style:style style:name="P20" style:family="paragraph" style:parent-style-name="Text_20_body" style:list-style-name="L14">
      <style:paragraph-properties fo:margin-top="0in" fo:margin-bottom="0in"/>
    </style:style>
    <style:style style:name="P21" style:family="paragraph" style:parent-style-name="Preformatted_20_Text">
    </style:style>
    <style:style style:name="P22" style:family="paragraph" style:parent-style-name="Text_20_body" style:list-style-name="L15">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6">
      <style:paragraph-properties fo:margin-top="0in" fo:margin-bottom="0in"/>
    </style:style>
    <style:style style:name="P27" style:family="paragraph" style:parent-style-name="Text_20_body" style:list-style-name="L1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introduction" office:name=""><text:span text:style-name="Definition">Introduction</text:span></text:a></text:p>
              <text:list text:style-name="L3">
                <text:list-item>
                  <text:p text:style-name="P3"><text:a xlink:type="simple" xlink:href="#notes-on-structure-of-the-chapter" office:name=""><text:span text:style-name="Definition">Notes on structure of the chapter</text:span></text:a></text:p>
                </text:list-item>
              </text:list>
            </text:list-item>
            <text:list-item>
              <text:p text:style-name="P2"><text:a xlink:type="simple" xlink:href="#observations-on-emergent-elements-of-agency-within-cultural-activity" office:name=""><text:span text:style-name="Definition">Observations on emergent elements of agency within cultural activity</text:span></text:a></text:p>
              <text:list text:style-name="L4">
                <text:list-item>
                  <text:p text:style-name="P4"><text:a xlink:type="simple" xlink:href="#intro-to-this-section-on-planned-and-emergent-activity" office:name=""><text:span text:style-name="Definition">Intro to this section (on planned and emergent activity)</text:span></text:a></text:p>
                </text:list-item>
                <text:list-item>
                  <text:p text:style-name="P4"><text:a xlink:type="simple" xlink:href="#emerging-use-of-narratives-and-graphics-which-drawing-on-home-funds-of-knowledge" office:name=""><text:span text:style-name="Definition">Emerging use of narratives and graphics which drawing on home funds of knowledge</text:span></text:a></text:p>
                </text:list-item>
              </text:list>
            </text:list-item>
            <text:list-item>
              <text:p text:style-name="P2"><text:a xlink:type="simple" xlink:href="#observations-on-emerging-flexible-design-practices" office:name=""><text:span text:style-name="Definition">Observations on emerging flexible design practices</text:span></text:a></text:p>
              <text:list text:style-name="L5">
                <text:list-item>
                  <text:p text:style-name="P5"><text:a xlink:type="simple" xlink:href="#discussion-in-relation-to-other-research---beyond-design-cycle-stages" office:name=""><text:span text:style-name="Definition">Discussion in relation to other research - beyond design cycle stages</text:span></text:a></text:p>
                </text:list-item>
                <text:list-item>
                  <text:p text:style-name="P5"><text:a xlink:type="simple" xlink:href="#on-game-jamming" office:name=""><text:span text:style-name="Definition">On Game Jamming</text:span></text:a></text:p>
                </text:list-item>
                <text:list-item>
                  <text:p text:style-name="P5"><text:a xlink:type="simple" xlink:href="#recommendations-for-practice-based-on-developing-agency-of-participants---write-here-and-move-if-needed." office:name=""><text:span text:style-name="Definition">Recommendations for practice based on developing agency of Participants - WRITE HERE AND MOVE IF NEEDED.</text:span></text:a></text:p>
                </text:list-item>
                <text:list-item>
                  <text:p text:style-name="P5"><text:a xlink:type="simple" xlink:href="#the-interaction-of-emergent-flexible-deign-practices-and-the-collection-of-game-design-patterns" office:name=""><text:span text:style-name="Definition">The interaction of emergent / flexible deign practices and the collection of Game Design Patterns</text:span></text:a></text:p>
                </text:list-item>
              </text:list>
            </text:list-item>
            <text:list-item>
              <text:p text:style-name="P2"><text:a xlink:type="simple" xlink:href="#authenticity-in-project-approaches-was-drama-process" office:name=""><text:span text:style-name="Definition">Authenticity in project approaches (was drama process)</text:span></text:a></text:p>
            </text:list-item>
            <text:list-item>
              <text:p text:style-name="P2"><text:a xlink:type="simple" xlink:href="#discussion-on-making-types-and-side-missions" office:name=""><text:span text:style-name="Definition">Discussion on making types and side missions</text:span></text:a></text:p>
            </text:list-item>
            <text:list-item>
              <text:p text:style-name="P2"><text:a xlink:type="simple" xlink:href="#discussion-section---metaphors-on-developing-agency" office:name=""><text:span text:style-name="Definition">Discussion section - Metaphors on developing agency</text:span></text:a></text:p>
              <text:list text:style-name="L6">
                <text:list-item>
                  <text:p text:style-name="P6"><text:a xlink:type="simple" xlink:href="#dual-stimulation-and-conceptions-of-agency" office:name=""><text:span text:style-name="Definition">Dual stimulation and conceptions of agency</text:span></text:a></text:p>
                </text:list-item>
                <text:list-item>
                  <text:p text:style-name="P6"><text:a xlink:type="simple" xlink:href="#metaphors" office:name=""><text:span text:style-name="Definition">Metaphors</text:span></text:a></text:p>
                </text:list-item>
                <text:list-item>
                  <text:p text:style-name="P6"><text:a xlink:type="simple" xlink:href="#playgrounds-and-sheltered-harbours" office:name=""><text:span text:style-name="Definition">Playgrounds and sheltered harbours</text:span></text:a></text:p>
                </text:list-item>
              </text:list>
            </text:list-item>
            <text:list-item>
              <text:p text:style-name="P2"><text:a xlink:type="simple" xlink:href="#exploring-conceptions-of-agency-via-a-synthesis-of-the-findings-of-this-study-using-metaphors-above" office:name=""><text:span text:style-name="Definition">Exploring conceptions of agency via a synthesis of the findings of this study (using metaphors above)</text:span></text:a></text:p>
              <text:list text:style-name="L7">
                <text:list-item>
                  <text:p text:style-name="P7"><text:a xlink:type="simple" xlink:href="#discussion-on-agency-concerning-tools-and-resources-authenticity-in-particular" office:name=""><text:span text:style-name="Definition">Discussion on agency concerning tools and resources (authenticity in particular)</text:span></text:a></text:p>
                </text:list-item>
              </text:list>
            </text:list-item>
            <text:list-item>
              <text:p text:style-name="P2"><text:a xlink:type="simple" xlink:href="#summary-of-implications-for-practice-to-encourage-agency" office:name=""><text:span text:style-name="Definition">Summary of implications for practice to encourage agency</text:span></text:a></text:p>
              <text:list text:style-name="L8">
                <text:list-item>
                  <text:p text:style-name="P8"><text:a xlink:type="simple" xlink:href="#asking-questions-about-the-challenge-of-applying-this-model-to-classroom-environments." office:name=""><text:span text:style-name="Definition">Asking questions about the challenge of applying this model to classroom environments.</text:span></text:a></text:p>
                </text:list-item>
              </text:list>
            </text:list-item>
            <text:list-item>
              <text:p text:style-name="P2"><text:a xlink:type="simple" xlink:href="#implications-in-conceptualisations-of-forms-of-agency" office:name=""><text:span text:style-name="Definition">Implications in conceptualisations of forms of agency</text:span></text:a></text:p>
            </text:list-item>
            <text:list-item>
              <text:p text:style-name="P2"><text:a xlink:type="simple" xlink:href="#conclusion" office:name=""><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9">
        <text:list-item>
          <text:p text:style-name="P9">What <text:span text:style-name="T1">barriers</text:span> contradictions arose in participation in this research’s game coding processes and what pedagogical tools and processes are available to address these contradictions?</text:p>
        </text:list-item>
        <text:list-item>
          <text:p text:style-name="P9">How can game design patterns support the development of coding practices with novices?</text:p>
        </text:list-item>
        <text:list-item>
          <text:p text:style-name="P9">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0">
        <text:list-item>
          <text:p text:style-name="P10">emerging use of narratives and graphics which drawing on home funds of knowledge</text:p>
        </text:list-item>
        <text:list-item>
          <text:p text:style-name="P10">playtesting as a social process; play testing and embodied participation in the games of others - community concepts and norming behaviour emerging during playtesting</text:p>
        </text:list-item>
        <text:list-item>
          <text:p text:style-name="P10">the emergence of flexible and complex design behaviours.</text:p>
        </text:list-item>
      </text:list>
      <text:p text:style-name="First_20_paragraph">This section includes evidence and discussion in relation with other research on these aspects.</text:p>
      <text:p text:style-name="Text_20_body">The chapter then begins a discussion on the overall design context, tensions and evolution of tool use. Particular attention is given to the implications of design decisions and scaffolding approaches to tool use. WHAT RQS DOES THIS ANSWER AND WHY? STEER TO RQ3 ON AGENCY</text:p>
      <text:p text:style-name="Text_20_body">It also begins to ask questions about the possible application of this approach to classroom contexts.</text:p>
      <text:p text:style-name="Text_20_body">The chapter ends with a discussion on wider concerns of designing for learner agency. Here I synthesise analysis on processes which support learners to develop agency in this game making community and the role of different levels of authenticity.</text:p>
      <text:p text:style-name="Text_20_body">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observations-on-emergent-elements-of-agency-within-cultural-activity"/>Observations on emergent elements of agency within cultural activity<text:bookmark-end text:name="observations-on-emergent-elements-of-agency-within-cultural-activity"/></text:h>
      <text:p text:style-name="First_20_paragraph">This section describes and discusses some of the emergent, flexible and adaptive design practices that I observed in video data.</text:p>
      <text:p text:style-name="Text_20_body">I also discuss these findings in line with existing research in relevant areas.</text:p>
      <text:h text:style-name="Heading_20_3" text:outline-level="3"><text:bookmark-start text:name="intro-to-this-section-on-planned-and-emergent-activity"/>Intro to this section (on planned and emergent activity)<text:bookmark-end text:name="intro-to-this-section-on-planned-and-emergent-activity"/></text:h>
      <text:p text:style-name="First_20_paragraph">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4" text:outline-level="4"><text:bookmark-start text:name="recap-of-emerging-role-of-playtesting"/>Recap of Emerging role of playtesting<text:bookmark-end text:name="recap-of-emerging-role-of-playtesting"/></text:h>
      <text:p text:style-name="First_20_paragraph">The emerging character of playtesting in this design (explored in Chapter 5) is another example of a process which began in as an introduced activity. Namely:</text:p>
      <text:list text:style-name="L11">
        <text:list-item>
  </text:list-item>
      </text:list>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ext:span text:style-name="T2">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2"><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3"><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14">Molly: We’re finished. <text:s text:c="1"/>Right what’s next? Now I’m an expert pixel? Now I have to figure out how to get it in there, don’t I? Without losing it. I’ll be very upset.</text:p>
      <text:p text:style-name="P15">Sonia: Have you saved it?</text:p>
      <text:p text:style-name="P16">Molly: No I’ve not saved it.</text:p>
      <text:p text:style-name="P17">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schema&quot;:&quot;https://github.com/citation-style-language/schema/raw/master/csl-citation.json&quot;,&quot;properties&quot;:{&quot;formattedCitation&quot;:&quot;[@resnick_mothers_2012; @papert_mindstorms:_1980]&quot;,&quot;noteIndex&quot;:0},&quot;citationItems&quot;:[{&quot;suffix&quot;:&quot;&quot;,&quot;uri&quot;:[&quot;http://zotero.org/users/1913249/items/IJJERKGX&quot;],&quot;id&quot;:1097,&quot;itemData&quot;:{&quot;title&quot;:&quot;Mother’s Day, Warrior Cats, and Digital Fluency: Stories from the Scratch Online Community&quot;,&quot;citation-key&quot;:&quot;resnick_mothers_2012&quot;,&quot;type&quot;:&quot;paper-conference&quot;,&quot;container-title&quot;:&quot;Proceedings of the Constructionism 2012 conference. Athens, Greece&quot;,&quot;author&quot;:[{&quot;given&quot;:&quot;Mitchel&quot;,&quot;family&quot;:&quot;Resnick&quot;}],&quot;URL&quot;:&quot;http://web.media.mit.edu/~mres/papers/mothers-day-warrior-cats.pdf&quot;,&quot;title-short&quot;:&quot;Mother’s Day, Warrior Cats, and Digital Fluency&quot;,&quot;id&quot;:&quot;resnick_mothers_2012&quot;,&quot;source&quot;:&quot;Google Scholar&quot;,&quot;issued&quot;:{&quot;date-parts&quot;:[[&quot;2012&quot;]]},&quot;accessed&quot;:{&quot;date-parts&quot;:[[&quot;2015&quot;,5,9]]}},&quot;uris&quot;:[&quot;http://zotero.org/users/1913249/items/IJJERKGX&quot;],&quot;prefix&quot;:&quot;&quot;},{&quot;suffix&quot;:&quot;&quot;,&quot;uri&quot;:[&quot;http://zotero.org/users/1913249/items/FAVPGKNU&quot;],&quot;id&quot;:1691,&quot;itemData&quot;:{&quot;publisher&quot;:&quot;Basic Books&quot;,&quot;call-number&quot;:&quot;QA20.C65 P36 1980&quot;,&quot;type&quot;:&quot;book&quot;,&quot;citation-key&quot;:&quot;papert_mindstorms:_1980&quot;,&quot;ISBN&quot;:&quot;978-0-465-04627-0&quot;,&quot;title-short&quot;:&quot;Mindstorms&quot;,&quot;title&quot;:&quot;Mindstorms: children, computers, and powerful ideas&quot;,&quot;author&quot;:[{&quot;given&quot;:&quot;Seymour&quot;,&quot;family&quot;:&quot;Papert&quot;}],&quot;event-place&quot;:&quot;New York&quot;,&quot;publisher-place&quot;:&quot;New York&quot;,&quot;id&quot;:&quot;papert_mindstorms:_1980&quot;,&quot;source&quot;:&quot;Library of Congress ISBN&quot;,&quot;number-of-pages&quot;:&quot;230&quot;,&quot;issued&quot;:{&quot;date-parts&quot;:[[&quot;1980&quot;]]}},&quot;uris&quot;:[&quot;http://zotero.org/users/1913249/items/FAVPGKNU&quot;],&quot;prefix&quot;:&quot;&quot;}],&quot;citationID&quot;:&quot;kuuxfith&quot;} RNDomqjnyxqsd"/>&lt;Do Zotero Refresh: [@resnick_mothers_2012; @papert_mindstorms:_1980]&gt;<text:reference-mark-end text:name="ZOTERO_ITEM CSL_CITATION {&quot;schema&quot;:&quot;https://github.com/citation-style-language/schema/raw/master/csl-citation.json&quot;,&quot;properties&quot;:{&quot;formattedCitation&quot;:&quot;[@resnick_mothers_2012; @papert_mindstorms:_1980]&quot;,&quot;noteIndex&quot;:0},&quot;citationItems&quot;:[{&quot;suffix&quot;:&quot;&quot;,&quot;uri&quot;:[&quot;http://zotero.org/users/1913249/items/IJJERKGX&quot;],&quot;id&quot;:1097,&quot;itemData&quot;:{&quot;title&quot;:&quot;Mother’s Day, Warrior Cats, and Digital Fluency: Stories from the Scratch Online Community&quot;,&quot;citation-key&quot;:&quot;resnick_mothers_2012&quot;,&quot;type&quot;:&quot;paper-conference&quot;,&quot;container-title&quot;:&quot;Proceedings of the Constructionism 2012 conference. Athens, Greece&quot;,&quot;author&quot;:[{&quot;given&quot;:&quot;Mitchel&quot;,&quot;family&quot;:&quot;Resnick&quot;}],&quot;URL&quot;:&quot;http://web.media.mit.edu/~mres/papers/mothers-day-warrior-cats.pdf&quot;,&quot;title-short&quot;:&quot;Mother’s Day, Warrior Cats, and Digital Fluency&quot;,&quot;id&quot;:&quot;resnick_mothers_2012&quot;,&quot;source&quot;:&quot;Google Scholar&quot;,&quot;issued&quot;:{&quot;date-parts&quot;:[[&quot;2012&quot;]]},&quot;accessed&quot;:{&quot;date-parts&quot;:[[&quot;2015&quot;,5,9]]}},&quot;uris&quot;:[&quot;http://zotero.org/users/1913249/items/IJJERKGX&quot;],&quot;prefix&quot;:&quot;&quot;},{&quot;suffix&quot;:&quot;&quot;,&quot;uri&quot;:[&quot;http://zotero.org/users/1913249/items/FAVPGKNU&quot;],&quot;id&quot;:1691,&quot;itemData&quot;:{&quot;publisher&quot;:&quot;Basic Books&quot;,&quot;call-number&quot;:&quot;QA20.C65 P36 1980&quot;,&quot;type&quot;:&quot;book&quot;,&quot;citation-key&quot;:&quot;papert_mindstorms:_1980&quot;,&quot;ISBN&quot;:&quot;978-0-465-04627-0&quot;,&quot;title-short&quot;:&quot;Mindstorms&quot;,&quot;title&quot;:&quot;Mindstorms: children, computers, and powerful ideas&quot;,&quot;author&quot;:[{&quot;given&quot;:&quot;Seymour&quot;,&quot;family&quot;:&quot;Papert&quot;}],&quot;event-place&quot;:&quot;New York&quot;,&quot;publisher-place&quot;:&quot;New York&quot;,&quot;id&quot;:&quot;papert_mindstorms:_1980&quot;,&quot;source&quot;:&quot;Library of Congress ISBN&quot;,&quot;number-of-pages&quot;:&quot;230&quot;,&quot;issued&quot;:{&quot;date-parts&quot;:[[&quot;1980&quot;]]}},&quot;uris&quot;:[&quot;http://zotero.org/users/1913249/items/FAVPGKNU&quot;],&quot;prefix&quot;:&quot;&quot;}],&quot;citationID&quot;:&quot;kuuxfith&quot;} RNDomqjnyxqsd"/>. It also aligns with PBL literature which advocates the personalisation of projects and the value of exploring concepts using home funds of knowledge <text:reference-mark-start text:name="ZOTERO_ITEM CSL_CITATION {&quot;schema&quot;:&quot;https://github.com/citation-style-language/schema/raw/master/csl-citation.json&quot;,&quot;properties&quot;:{&quot;formattedCitation&quot;:&quot;[@moje_maestro_2001]&quot;,&quot;noteIndex&quot;:0},&quot;citationItems&quot;:[{&quot;suffix&quot;:&quot;&quot;,&quot;uri&quot;:[&quot;http://zotero.org/users/1913249/items/X5SP9SN9&quot;],&quot;id&quot;:3393,&quot;itemData&quot;:{&quot;title-short&quot;:&quot;“Maestro, what is ‘quality’?&quot;,&quot;citation-key&quot;:&quot;moje_maestro_2001&quot;,&quot;author&quot;:[{&quot;given&quot;:&quot;Elizabeth B.&quot;,&quot;family&quot;:&quot;Moje&quot;},{&quot;given&quot;:&quot;Tehani&quot;,&quot;family&quot;:&quot;Collazo&quot;},{&quot;given&quot;:&quot;Rosario&quot;,&quot;family&quot;:&quot;Carrillo&quot;},{&quot;given&quot;:&quot;Ronald W.&quot;,&quot;family&quot;:&quot;Marx&quot;}],&quot;ISSN&quot;:&quot;1098-2736&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DOI&quot;:&quot;10.1002/tea.1014&quot;,&quot;accessed&quot;:{&quot;date-parts&quot;:[[&quot;2019&quot;,6,17]]},&quot;title&quot;:&quot;“Maestro, what is ‘quality’?”: Language, literacy, and discourse in project-based science&quot;,&quot;license&quot;:&quot;Copyright © 2001 John Wiley &amp; Sons, Inc.&quot;,&quot;issued&quot;:{&quot;date-parts&quot;:[[&quot;2001&quot;]]},&quot;type&quot;:&quot;article-journal&quot;,&quot;container-title&quot;:&quot;Journal of Research in Science Teaching&quot;,&quot;issue&quot;:&quot;4&quot;,&quot;volume&quot;:&quot;38&quot;,&quot;URL&quot;:&quot;http://onlinelibrary.wiley.com/doi/abs/10.1002/tea.1014&quot;,&quot;id&quot;:&quot;moje_maestro_2001&quot;,&quot;source&quot;:&quot;Wiley Online Library&quot;,&quot;page&quot;:&quot;469-498&quot;,&quot;language&quot;:&quot;en&quot;},&quot;uris&quot;:[&quot;http://zotero.org/users/1913249/items/X5SP9SN9&quot;],&quot;prefix&quot;:&quot;&quot;}],&quot;citationID&quot;:&quot;pagduekd&quot;} RNDczfnvphqnm"/>&lt;Do Zotero Refresh: [@moje_maestro_2001]&gt;<text:reference-mark-end text:name="ZOTERO_ITEM CSL_CITATION {&quot;schema&quot;:&quot;https://github.com/citation-style-language/schema/raw/master/csl-citation.json&quot;,&quot;properties&quot;:{&quot;formattedCitation&quot;:&quot;[@moje_maestro_2001]&quot;,&quot;noteIndex&quot;:0},&quot;citationItems&quot;:[{&quot;suffix&quot;:&quot;&quot;,&quot;uri&quot;:[&quot;http://zotero.org/users/1913249/items/X5SP9SN9&quot;],&quot;id&quot;:3393,&quot;itemData&quot;:{&quot;title-short&quot;:&quot;“Maestro, what is ‘quality’?&quot;,&quot;citation-key&quot;:&quot;moje_maestro_2001&quot;,&quot;author&quot;:[{&quot;given&quot;:&quot;Elizabeth B.&quot;,&quot;family&quot;:&quot;Moje&quot;},{&quot;given&quot;:&quot;Tehani&quot;,&quot;family&quot;:&quot;Collazo&quot;},{&quot;given&quot;:&quot;Rosario&quot;,&quot;family&quot;:&quot;Carrillo&quot;},{&quot;given&quot;:&quot;Ronald W.&quot;,&quot;family&quot;:&quot;Marx&quot;}],&quot;ISSN&quot;:&quot;1098-2736&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DOI&quot;:&quot;10.1002/tea.1014&quot;,&quot;accessed&quot;:{&quot;date-parts&quot;:[[&quot;2019&quot;,6,17]]},&quot;title&quot;:&quot;“Maestro, what is ‘quality’?”: Language, literacy, and discourse in project-based science&quot;,&quot;license&quot;:&quot;Copyright © 2001 John Wiley &amp; Sons, Inc.&quot;,&quot;issued&quot;:{&quot;date-parts&quot;:[[&quot;2001&quot;]]},&quot;type&quot;:&quot;article-journal&quot;,&quot;container-title&quot;:&quot;Journal of Research in Science Teaching&quot;,&quot;issue&quot;:&quot;4&quot;,&quot;volume&quot;:&quot;38&quot;,&quot;URL&quot;:&quot;http://onlinelibrary.wiley.com/doi/abs/10.1002/tea.1014&quot;,&quot;id&quot;:&quot;moje_maestro_2001&quot;,&quot;source&quot;:&quot;Wiley Online Library&quot;,&quot;page&quot;:&quot;469-498&quot;,&quot;language&quot;:&quot;en&quot;},&quot;uris&quot;:[&quot;http://zotero.org/users/1913249/items/X5SP9SN9&quot;],&quot;prefix&quot;:&quot;&quot;}],&quot;citationID&quot;:&quot;pagduekd&quot;} RNDczfnvphqnm"/></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schema&quot;:&quot;https://github.com/citation-style-language/schema/raw/master/csl-citation.json&quot;,&quot;properties&quot;:{&quot;formattedCitation&quot;:&quot;[@gabler2005prototype]&quot;,&quot;noteIndex&quot;:0},&quot;citationItems&quot;:[{&quot;suffix&quot;:&quot;&quot;,&quot;uri&quot;:[&quot;http://zotero.org/users/1913249/items/S9CUYZL4&quot;],&quot;id&quot;:8847,&quot;itemData&quot;:{&quot;volume&quot;:&quot;26&quot;,&quot;author&quot;:[{&quot;given&quot;:&quot;Kyle&quot;,&quot;family&quot;:&quot;Gabler&quot;},{&quot;given&quot;:&quot;Kyle&quot;,&quot;family&quot;:&quot;Gray&quot;},{&quot;given&quot;:&quot;S&quot;,&quot;family&quot;:&quot;Shodhan&quot;},{&quot;given&quot;:&quot;Matt&quot;,&quot;family&quot;:&quot;Kucic&quot;}],&quot;issued&quot;:{&quot;date-parts&quot;:[[&quot;2005&quot;]]},&quot;title&quot;:&quot;How to prototype a game in under 7 days&quot;,&quot;id&quot;:&quot;gabler2005prototype&quot;,&quot;citation-key&quot;:&quot;gabler2005prototype&quot;,&quot;type&quot;:&quot;article-journal&quot;,&quot;container-title&quot;:&quot;Gamasutra, October&quot;},&quot;uris&quot;:[&quot;http://zotero.org/users/1913249/items/S9CUYZL4&quot;],&quot;prefix&quot;:&quot;&quot;}],&quot;citationID&quot;:&quot;zhunukxh&quot;} RNDjvxbyncerx"/>&lt;Do Zotero Refresh: [@gabler2005prototype]&gt;<text:reference-mark-end text:name="ZOTERO_ITEM CSL_CITATION {&quot;schema&quot;:&quot;https://github.com/citation-style-language/schema/raw/master/csl-citation.json&quot;,&quot;properties&quot;:{&quot;formattedCitation&quot;:&quot;[@gabler2005prototype]&quot;,&quot;noteIndex&quot;:0},&quot;citationItems&quot;:[{&quot;suffix&quot;:&quot;&quot;,&quot;uri&quot;:[&quot;http://zotero.org/users/1913249/items/S9CUYZL4&quot;],&quot;id&quot;:8847,&quot;itemData&quot;:{&quot;volume&quot;:&quot;26&quot;,&quot;author&quot;:[{&quot;given&quot;:&quot;Kyle&quot;,&quot;family&quot;:&quot;Gabler&quot;},{&quot;given&quot;:&quot;Kyle&quot;,&quot;family&quot;:&quot;Gray&quot;},{&quot;given&quot;:&quot;S&quot;,&quot;family&quot;:&quot;Shodhan&quot;},{&quot;given&quot;:&quot;Matt&quot;,&quot;family&quot;:&quot;Kucic&quot;}],&quot;issued&quot;:{&quot;date-parts&quot;:[[&quot;2005&quot;]]},&quot;title&quot;:&quot;How to prototype a game in under 7 days&quot;,&quot;id&quot;:&quot;gabler2005prototype&quot;,&quot;citation-key&quot;:&quot;gabler2005prototype&quot;,&quot;type&quot;:&quot;article-journal&quot;,&quot;container-title&quot;:&quot;Gamasutra, October&quot;},&quot;uris&quot;:[&quot;http://zotero.org/users/1913249/items/S9CUYZL4&quot;],&quot;prefix&quot;:&quot;&quot;}],&quot;citationID&quot;:&quot;zhunukxh&quot;} RNDjvxbyncerx"/>. HOW TO EXTEND?</text:p>
      <text:h text:style-name="Heading_20_2" text:outline-level="2"><text:bookmark-start text:name="observations-on-emerging-flexible-design-practices"/>Observations on emerging flexible design practices<text:bookmark-end text:name="observations-on-emerging-flexible-design-practices"/></text:h>
      <text:p text:style-name="First_20_paragraph">To restructure. More evidence on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four, one of area of contractions was the dysfunctional group work which was freed up by allowing greater atomisation and greater scaffolding of tool use.</text:p>
      <text:p text:style-name="Text_20_body">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p text:style-name="Text_20_body"><text:span text:style-name="T2">Describing Design Cycles as a design process for novices</text:span></text:p>
      <text:p text:style-name="Text_20_body">As explored in the literature review design stages as a conceptual design tool is common in CS education, e.g. Resnick’s creative learning spiral <text:reference-mark-start text:name="ZOTERO_ITEM CSL_CITATION {&quot;schema&quot;:&quot;https://github.com/citation-style-language/schema/raw/master/csl-citation.json&quot;,&quot;properties&quot;:{&quot;formattedCitation&quot;:&quot;[@resnick_all_2007, p. 2]&quot;,&quot;noteIndex&quot;:0},&quot;citationItems&quot;:[{&quot;uri&quot;:[&quot;http://zotero.org/users/1913249/items/7KQUK5RV&quot;],&quot;locator&quot;:&quot; 2&quot;,&quot;id&quot;:1624,&quot;itemData&quot;:{&quot;publisher&quot;:&quot;ACM&quot;,&quot;title&quot;:&quot;All I really need to know (about creative thinking) I learned (by studying how children learn) in kindergarten&quot;,&quot;citation-key&quot;:&quot;resnick_all_2007&quot;,&quot;type&quot;:&quot;paper-conference&quot;,&quot;container-title&quot;:&quot;Proceedings of the 6th ACM SIGCHI conference on Creativity &amp; cognition&quot;,&quot;author&quot;:[{&quot;given&quot;:&quot;Mitchel&quot;,&quot;family&quot;:&quot;Resnick&quot;}],&quot;URL&quot;:&quot;http://dl.acm.org/citation.cfm?id=1254961&quot;,&quot;page&quot;:&quot;1–6&quot;,&quot;id&quot;:&quot;resnick_all_2007&quot;,&quot;source&quot;:&quot;Google Scholar&quot;,&quot;issued&quot;:{&quot;date-parts&quot;:[[&quot;2007&quot;]]},&quot;accessed&quot;:{&quot;date-parts&quot;:[[&quot;2017&quot;,3,14]]}},&quot;uris&quot;:[&quot;http://zotero.org/users/1913249/items/7KQUK5RV&quot;],&quot;prefix&quot;:&quot;&quot;}],&quot;citationID&quot;:&quot;jbalbgzx&quot;} RNDwgojtnrnbl"/>&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tems&quot;:[{&quot;uri&quot;:[&quot;http://zotero.org/users/1913249/items/7KQUK5RV&quot;],&quot;locator&quot;:&quot; 2&quot;,&quot;id&quot;:1624,&quot;itemData&quot;:{&quot;publisher&quot;:&quot;ACM&quot;,&quot;title&quot;:&quot;All I really need to know (about creative thinking) I learned (by studying how children learn) in kindergarten&quot;,&quot;citation-key&quot;:&quot;resnick_all_2007&quot;,&quot;type&quot;:&quot;paper-conference&quot;,&quot;container-title&quot;:&quot;Proceedings of the 6th ACM SIGCHI conference on Creativity &amp; cognition&quot;,&quot;author&quot;:[{&quot;given&quot;:&quot;Mitchel&quot;,&quot;family&quot;:&quot;Resnick&quot;}],&quot;URL&quot;:&quot;http://dl.acm.org/citation.cfm?id=1254961&quot;,&quot;page&quot;:&quot;1–6&quot;,&quot;id&quot;:&quot;resnick_all_2007&quot;,&quot;source&quot;:&quot;Google Scholar&quot;,&quot;issued&quot;:{&quot;date-parts&quot;:[[&quot;2007&quot;]]},&quot;accessed&quot;:{&quot;date-parts&quot;:[[&quot;2017&quot;,3,14]]}},&quot;uris&quot;:[&quot;http://zotero.org/users/1913249/items/7KQUK5RV&quot;],&quot;prefix&quot;:&quot;&quot;}],&quot;citationID&quot;:&quot;jbalbgzx&quot;} RNDwgojtnrnbl"/>.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schema&quot;:&quot;https://github.com/citation-style-language/schema/raw/master/csl-citation.json&quot;,&quot;properties&quot;:{&quot;formattedCitation&quot;:&quot;[@kuby_rhizomatic_2016]&quot;,&quot;noteIndex&quot;:0},&quot;citationItems&quot;:[{&quot;suffix&quot;:&quot;&quot;,&quot;uri&quot;:[&quot;http://zotero.org/users/1913249/items/68NMW3G2&quot;],&quot;id&quot;:8761,&quot;itemData&quot;:{&quot;publisher&quot;:&quot;Routledge&quot;,&quot;title&quot;:&quot;Rhizomatic Possibilities for Writing Processes: Fluid Structures and Components&quot;,&quot;citation-key&quot;:&quot;kuby_rhizomatic_2016&quot;,&quot;ISBN&quot;:&quot;978-1-315-67196-3&quot;,&quot;container-title&quot;:&quot;Reclaiming Early Childhood Literacies&quot;,&quot;author&quot;:[{&quot;given&quot;:&quot;Candace R.&quot;,&quot;family&quot;:&quot;Kuby&quot;}],&quot;type&quot;:&quot;chapter&quot;,&quot;title-short&quot;:&quot;Rhizomatic Possibilities for Writing Processes&quot;,&quot;id&quot;:&quot;kuby_rhizomatic_2016&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number-of-pages&quot;:&quot;10&quot;,&quot;issued&quot;:{&quot;date-parts&quot;:[[&quot;2016&quot;]]}},&quot;uris&quot;:[&quot;http://zotero.org/users/1913249/items/68NMW3G2&quot;],&quot;prefix&quot;:&quot;&quot;}],&quot;citationID&quot;:&quot;yyshtqjr&quot;} RNDelwvifxjry"/>&lt;Do Zotero Refresh: [@kuby_rhizomatic_2016]&gt;<text:reference-mark-end text:name="ZOTERO_ITEM CSL_CITATION {&quot;schema&quot;:&quot;https://github.com/citation-style-language/schema/raw/master/csl-citation.json&quot;,&quot;properties&quot;:{&quot;formattedCitation&quot;:&quot;[@kuby_rhizomatic_2016]&quot;,&quot;noteIndex&quot;:0},&quot;citationItems&quot;:[{&quot;suffix&quot;:&quot;&quot;,&quot;uri&quot;:[&quot;http://zotero.org/users/1913249/items/68NMW3G2&quot;],&quot;id&quot;:8761,&quot;itemData&quot;:{&quot;publisher&quot;:&quot;Routledge&quot;,&quot;title&quot;:&quot;Rhizomatic Possibilities for Writing Processes: Fluid Structures and Components&quot;,&quot;citation-key&quot;:&quot;kuby_rhizomatic_2016&quot;,&quot;ISBN&quot;:&quot;978-1-315-67196-3&quot;,&quot;container-title&quot;:&quot;Reclaiming Early Childhood Literacies&quot;,&quot;author&quot;:[{&quot;given&quot;:&quot;Candace R.&quot;,&quot;family&quot;:&quot;Kuby&quot;}],&quot;type&quot;:&quot;chapter&quot;,&quot;title-short&quot;:&quot;Rhizomatic Possibilities for Writing Processes&quot;,&quot;id&quot;:&quot;kuby_rhizomatic_2016&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number-of-pages&quot;:&quot;10&quot;,&quot;issued&quot;:{&quot;date-parts&quot;:[[&quot;2016&quot;]]}},&quot;uris&quot;:[&quot;http://zotero.org/users/1913249/items/68NMW3G2&quot;],&quot;prefix&quot;:&quot;&quot;}],&quot;citationID&quot;:&quot;yyshtqjr&quot;} RNDelwvifxjry"/></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schema&quot;:&quot;https://github.com/citation-style-language/schema/raw/master/csl-citation.json&quot;,&quot;properties&quot;:{&quot;formattedCitation&quot;:&quot;[@resnick_all_2007, p. 2]&quot;,&quot;noteIndex&quot;:0},&quot;citationItems&quot;:[{&quot;uri&quot;:[&quot;http://zotero.org/users/1913249/items/7KQUK5RV&quot;],&quot;locator&quot;:&quot; 2&quot;,&quot;id&quot;:1624,&quot;itemData&quot;:{&quot;publisher&quot;:&quot;ACM&quot;,&quot;title&quot;:&quot;All I really need to know (about creative thinking) I learned (by studying how children learn) in kindergarten&quot;,&quot;citation-key&quot;:&quot;resnick_all_2007&quot;,&quot;type&quot;:&quot;paper-conference&quot;,&quot;container-title&quot;:&quot;Proceedings of the 6th ACM SIGCHI conference on Creativity &amp; cognition&quot;,&quot;author&quot;:[{&quot;given&quot;:&quot;Mitchel&quot;,&quot;family&quot;:&quot;Resnick&quot;}],&quot;URL&quot;:&quot;http://dl.acm.org/citation.cfm?id=1254961&quot;,&quot;page&quot;:&quot;1–6&quot;,&quot;id&quot;:&quot;resnick_all_2007&quot;,&quot;source&quot;:&quot;Google Scholar&quot;,&quot;issued&quot;:{&quot;date-parts&quot;:[[&quot;2007&quot;]]},&quot;accessed&quot;:{&quot;date-parts&quot;:[[&quot;2017&quot;,3,14]]}},&quot;uris&quot;:[&quot;http://zotero.org/users/1913249/items/7KQUK5RV&quot;],&quot;prefix&quot;:&quot;&quot;}],&quot;citationID&quot;:&quot;prwlykvr&quot;} RNDxmfyxdwqlq"/>&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tems&quot;:[{&quot;uri&quot;:[&quot;http://zotero.org/users/1913249/items/7KQUK5RV&quot;],&quot;locator&quot;:&quot; 2&quot;,&quot;id&quot;:1624,&quot;itemData&quot;:{&quot;publisher&quot;:&quot;ACM&quot;,&quot;title&quot;:&quot;All I really need to know (about creative thinking) I learned (by studying how children learn) in kindergarten&quot;,&quot;citation-key&quot;:&quot;resnick_all_2007&quot;,&quot;type&quot;:&quot;paper-conference&quot;,&quot;container-title&quot;:&quot;Proceedings of the 6th ACM SIGCHI conference on Creativity &amp; cognition&quot;,&quot;author&quot;:[{&quot;given&quot;:&quot;Mitchel&quot;,&quot;family&quot;:&quot;Resnick&quot;}],&quot;URL&quot;:&quot;http://dl.acm.org/citation.cfm?id=1254961&quot;,&quot;page&quot;:&quot;1–6&quot;,&quot;id&quot;:&quot;resnick_all_2007&quot;,&quot;source&quot;:&quot;Google Scholar&quot;,&quot;issued&quot;:{&quot;date-parts&quot;:[[&quot;2007&quot;]]},&quot;accessed&quot;:{&quot;date-parts&quot;:[[&quot;2017&quot;,3,14]]}},&quot;uris&quot;:[&quot;http://zotero.org/users/1913249/items/7KQUK5RV&quot;],&quot;prefix&quot;:&quot;&quot;}],&quot;citationID&quot;:&quot;prwlykvr&quot;} RNDxmfyxdwqlq"/>. The following writing discusses the value of flexible approach to design processes observated in my research.</text:p>
      <text:h text:style-name="Heading_20_4" text:outline-level="4"><text:bookmark-start text:name="observations-on-flexible-design-practices"/>Observations on Flexible Design Practices<text:bookmark-end text:name="observations-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h text:style-name="Heading_20_4" text:outline-level="4"><text:bookmark-start text:name="observations-on-game-making-types"/>Observations on Game Making Types<text:bookmark-end text:name="observations-on-game-making-typ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table-column table:style-name="Table1.B"/>
        <table:table-header-rows>
          <table:table-row>
            <table:table-cell table:style-name="TableHeaderRowCell" office:value-type="string">
              <text:p text:style-name="Table_20_Heading">Participant Dialogue</text:p>
            </table:table-cell>
            <table:table-cell table:style-name="TableHeaderRowCell" office:value-type="string">
              <text:p text:style-name="Table_20_Heading">Participant Gestures &amp; Activities</text:p>
            </table:table-cell>
          </table:table-row>
        </table:table-header-rows>
        <table:table-row>
          <table:table-cell table:style-name="TableRowCell" office:value-type="string">
    </table:table-cell>
          <table:table-cell table:style-name="TableRowCell" office:value-type="string">
            <text:p text:style-name="Table_20_Contents">Nadine has just rapidly demonstrated how to bring a created graphical element into the game</text:p>
          </table:table-cell>
        </table:table-row>
        <table:table-row>
          <table:table-cell table:style-name="TableRowCell" office:value-type="string">
            <text:p text:style-name="Table_20_Contents"><text:span text:style-name="T2">Molly:</text:span> How did you do that so quickly? I’ve got to like, carefully…</text:p>
          </table:table-cell>
          <table:table-cell table:style-name="TableRowCell" office:value-type="string">
            <text:p text:style-name="Table_20_Contents">Molly makes hand gestures to show a sense of hesitant keyboard use)</text:p>
          </table:table-cell>
        </table:table-row>
        <table:table-row>
          <table:table-cell table:style-name="TableRowCell" office:value-type="string">
    </table:table-cell>
          <table:table-cell table:style-name="TableRowCell"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beyond-design-cycle-stages"/>Discussion in relation to other research - beyond design cycle stages<text:bookmark-end text:name="discussion-in-relation-to-other-research---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formattedCitation&quot;:&quot;[@goddard_playful_2014]&quot;,&quot;noteIndex&quot;:0},&quot;citationItems&quot;:[{&quot;suffix&quot;:&quot;&quot;,&quot;uri&quot;:[&quot;http://zotero.org/users/1913249/items/K73FBC2G&quot;],&quot;id&quot;:1672,&quot;itemData&quot;:{&quot;publisher&quot;:&quot;ACM Press&quot;,&quot;title&quot;:&quot;Playful Game Jams: Guidelines for Designed Outcomes&quot;,&quot;URL&quot;:&quot;http://dl.acm.org/citation.cfm?doid=2677758.2677778&quot;,&quot;type&quot;:&quot;paper-conference&quot;,&quot;citation-key&quot;:&quot;goddard_playful_2014&quot;,&quot;ISBN&quot;:&quot;978-1-4503-2790-9&quot;,&quot;page&quot;:&quot;1-10&quot;,&quot;title-short&quot;:&quot;Playful Game Jams&quot;,&quot;author&quot;:[{&quot;given&quot;:&quot;William&quot;,&quot;family&quot;:&quot;Goddard&quot;},{&quot;given&quot;:&quot;Richard&quot;,&quot;family&quot;:&quot;Byrne&quot;},{&quot;given&quot;:&quot;Florian 'Floyd'&quot;,&quot;family&quot;:&quot;Mueller&quot;}],&quot;source&quot;:&quot;CrossRef&quot;,&quot;issued&quot;:{&quot;date-parts&quot;:[[&quot;2014&quot;]]},&quot;id&quot;:&quot;goddard_playful_2014&quot;,&quot;language&quot;:&quot;en&quot;,&quot;DOI&quot;:&quot;10.1145/2677758.2677778&quot;,&quot;accessed&quot;:{&quot;date-parts&quot;:[[&quot;2017&quot;,10,30]]}},&quot;uris&quot;:[&quot;http://zotero.org/users/1913249/items/K73FBC2G&quot;],&quot;prefix&quot;:&quot;&quot;}],&quot;citationID&quot;:&quot;huhlfeho&quot;} RNDkexcdmtzyr"/>&lt;Do Zotero Refresh: [@goddard_playful_2014]&gt;<text:reference-mark-end text:name="ZOTERO_ITEM CSL_CITATION {&quot;schema&quot;:&quot;https://github.com/citation-style-language/schema/raw/master/csl-citation.json&quot;,&quot;properties&quot;:{&quot;formattedCitation&quot;:&quot;[@goddard_playful_2014]&quot;,&quot;noteIndex&quot;:0},&quot;citationItems&quot;:[{&quot;suffix&quot;:&quot;&quot;,&quot;uri&quot;:[&quot;http://zotero.org/users/1913249/items/K73FBC2G&quot;],&quot;id&quot;:1672,&quot;itemData&quot;:{&quot;publisher&quot;:&quot;ACM Press&quot;,&quot;title&quot;:&quot;Playful Game Jams: Guidelines for Designed Outcomes&quot;,&quot;URL&quot;:&quot;http://dl.acm.org/citation.cfm?doid=2677758.2677778&quot;,&quot;type&quot;:&quot;paper-conference&quot;,&quot;citation-key&quot;:&quot;goddard_playful_2014&quot;,&quot;ISBN&quot;:&quot;978-1-4503-2790-9&quot;,&quot;page&quot;:&quot;1-10&quot;,&quot;title-short&quot;:&quot;Playful Game Jams&quot;,&quot;author&quot;:[{&quot;given&quot;:&quot;William&quot;,&quot;family&quot;:&quot;Goddard&quot;},{&quot;given&quot;:&quot;Richard&quot;,&quot;family&quot;:&quot;Byrne&quot;},{&quot;given&quot;:&quot;Florian 'Floyd'&quot;,&quot;family&quot;:&quot;Mueller&quot;}],&quot;source&quot;:&quot;CrossRef&quot;,&quot;issued&quot;:{&quot;date-parts&quot;:[[&quot;2014&quot;]]},&quot;id&quot;:&quot;goddard_playful_2014&quot;,&quot;language&quot;:&quot;en&quot;,&quot;DOI&quot;:&quot;10.1145/2677758.2677778&quot;,&quot;accessed&quot;:{&quot;date-parts&quot;:[[&quot;2017&quot;,10,30]]}},&quot;uris&quot;:[&quot;http://zotero.org/users/1913249/items/K73FBC2G&quot;],&quot;prefix&quot;:&quot;&quot;}],&quot;citationID&quot;:&quot;huhlfeho&quot;} RNDkexcdmtzyr"/>.</text:p>
      <text:p text:style-name="Text_20_body">Other relevant perspectives include rhizomatic design approaches <text:reference-mark-start text:name="ZOTERO_ITEM CSL_CITATION {&quot;schema&quot;:&quot;https://github.com/citation-style-language/schema/raw/master/csl-citation.json&quot;,&quot;properties&quot;:{&quot;formattedCitation&quot;:&quot;[@de_freitas_classroom_2012]&quot;,&quot;noteIndex&quot;:0},&quot;citationItems&quot;:[{&quot;suffix&quot;:&quot;&quot;,&quot;uri&quot;:[&quot;http://zotero.org/users/1913249/items/WA5J48KV&quot;],&quot;id&quot;:1278,&quot;itemData&quot;:{&quot;title-short&quot;:&quot;The Classroom as Rhizome&quot;,&quot;citation-key&quot;:&quot;de_freitas_classroom_2012&quot;,&quot;author&quot;:[{&quot;given&quot;:&quot;E.&quot;,&quot;non-dropping-particle&quot;:&quot;de&quot;,&quot;family&quot;:&quot;Freitas&quot;}],&quot;ISSN&quot;:&quot;1077-8004, 1552-7565&quot;,&quot;language&quot;:&quot;en&quot;,&quot;DOI&quot;:&quot;10.1177/1077800412450155&quot;,&quot;accessed&quot;:{&quot;date-parts&quot;:[[&quot;2016&quot;,8,9]]},&quot;title&quot;:&quot;The Classroom as Rhizome: New Strategies for Diagramming Knotted Interactions&quot;,&quot;issued&quot;:{&quot;date-parts&quot;:[[&quot;2012&quot;,9,1]]},&quot;type&quot;:&quot;article-journal&quot;,&quot;container-title&quot;:&quot;Qualitative Inquiry&quot;,&quot;issue&quot;:&quot;7&quot;,&quot;volume&quot;:&quot;18&quot;,&quot;id&quot;:&quot;de_freitas_classroom_2012&quot;,&quot;source&quot;:&quot;CrossRef&quot;,&quot;URL&quot;:&quot;http://qix.sagepub.com/cgi/doi/10.1177/1077800412450155&quot;,&quot;page&quot;:&quot;557-570&quot;},&quot;uris&quot;:[&quot;http://zotero.org/users/1913249/items/WA5J48KV&quot;],&quot;prefix&quot;:&quot;&quot;}],&quot;citationID&quot;:&quot;jtjhgpgd&quot;} RNDtduetbybne"/>&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tems&quot;:[{&quot;suffix&quot;:&quot;&quot;,&quot;uri&quot;:[&quot;http://zotero.org/users/1913249/items/WA5J48KV&quot;],&quot;id&quot;:1278,&quot;itemData&quot;:{&quot;title-short&quot;:&quot;The Classroom as Rhizome&quot;,&quot;citation-key&quot;:&quot;de_freitas_classroom_2012&quot;,&quot;author&quot;:[{&quot;given&quot;:&quot;E.&quot;,&quot;non-dropping-particle&quot;:&quot;de&quot;,&quot;family&quot;:&quot;Freitas&quot;}],&quot;ISSN&quot;:&quot;1077-8004, 1552-7565&quot;,&quot;language&quot;:&quot;en&quot;,&quot;DOI&quot;:&quot;10.1177/1077800412450155&quot;,&quot;accessed&quot;:{&quot;date-parts&quot;:[[&quot;2016&quot;,8,9]]},&quot;title&quot;:&quot;The Classroom as Rhizome: New Strategies for Diagramming Knotted Interactions&quot;,&quot;issued&quot;:{&quot;date-parts&quot;:[[&quot;2012&quot;,9,1]]},&quot;type&quot;:&quot;article-journal&quot;,&quot;container-title&quot;:&quot;Qualitative Inquiry&quot;,&quot;issue&quot;:&quot;7&quot;,&quot;volume&quot;:&quot;18&quot;,&quot;id&quot;:&quot;de_freitas_classroom_2012&quot;,&quot;source&quot;:&quot;CrossRef&quot;,&quot;URL&quot;:&quot;http://qix.sagepub.com/cgi/doi/10.1177/1077800412450155&quot;,&quot;page&quot;:&quot;557-570&quot;},&quot;uris&quot;:[&quot;http://zotero.org/users/1913249/items/WA5J48KV&quot;],&quot;prefix&quot;:&quot;&quot;}],&quot;citationID&quot;:&quot;jtjhgpgd&quot;} RNDtduetbybne"/>. Research exists on the promise of rhizomatic approaches design thinking in creative educational programmes <text:reference-mark-start text:name="ZOTERO_ITEM CSL_CITATION {&quot;schema&quot;:&quot;https://github.com/citation-style-language/schema/raw/master/csl-citation.json&quot;,&quot;properties&quot;:{&quot;formattedCitation&quot;:&quot;[@biffi_chasing_2017-1]&quot;,&quot;noteIndex&quot;:0},&quot;citationItems&quot;:[{&quot;suffix&quot;:&quot;&quot;,&quot;uri&quot;:[&quot;http://zotero.org/users/1913249/items/922HA3Y2&quot;],&quot;id&quot;:3728,&quot;itemData&quot;:{&quot;title-short&quot;:&quot;Chasing innovation&quot;,&quot;citation-key&quot;:&quot;biffi_chasing_2017-1&quot;,&quot;author&quot;:[{&quot;given&quot;:&quot;Alfredo&quot;,&quot;family&quot;:&quot;Biffi&quot;},{&quot;given&quot;:&quot;Rita&quot;,&quot;family&quot;:&quot;Bissola&quot;},{&quot;given&quot;:&quot;Barbara&quot;,&quot;family&quot;:&quot;Imperatori&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accessed&quot;:{&quot;date-parts&quot;:[[&quot;2023&quot;,2,2]]},&quot;title&quot;:&quot;Chasing innovation: a pilot case study of a rhizomatic design thinking education program&quot;,&quot;issued&quot;:{&quot;date-parts&quot;:[[&quot;2017&quot;,10,9]]},&quot;type&quot;:&quot;article-journal&quot;,&quot;container-title&quot;:&quot;Education + Training&quot;,&quot;issue&quot;:&quot;9&quot;,&quot;volume&quot;:&quot;59&quot;,&quot;URL&quot;:&quot;https://www.emerald.com/insight/content/doi/10.1108/ET-01-2016-0007/full/html&quot;,&quot;page&quot;:&quot;957-977&quot;,&quot;id&quot;:&quot;biffi_chasing_2017-1&quot;,&quot;source&quot;:&quot;DOI.org (Crossref)&quot;,&quot;language&quot;:&quot;en&quot;,&quot;container-title-short&quot;:&quot;ET&quot;},&quot;uris&quot;:[&quot;http://zotero.org/users/1913249/items/922HA3Y2&quot;],&quot;prefix&quot;:&quot;&quot;}],&quot;citationID&quot;:&quot;gutrzqtc&quot;} RNDdncbflvotb"/>&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tems&quot;:[{&quot;suffix&quot;:&quot;&quot;,&quot;uri&quot;:[&quot;http://zotero.org/users/1913249/items/922HA3Y2&quot;],&quot;id&quot;:3728,&quot;itemData&quot;:{&quot;title-short&quot;:&quot;Chasing innovation&quot;,&quot;citation-key&quot;:&quot;biffi_chasing_2017-1&quot;,&quot;author&quot;:[{&quot;given&quot;:&quot;Alfredo&quot;,&quot;family&quot;:&quot;Biffi&quot;},{&quot;given&quot;:&quot;Rita&quot;,&quot;family&quot;:&quot;Bissola&quot;},{&quot;given&quot;:&quot;Barbara&quot;,&quot;family&quot;:&quot;Imperatori&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accessed&quot;:{&quot;date-parts&quot;:[[&quot;2023&quot;,2,2]]},&quot;title&quot;:&quot;Chasing innovation: a pilot case study of a rhizomatic design thinking education program&quot;,&quot;issued&quot;:{&quot;date-parts&quot;:[[&quot;2017&quot;,10,9]]},&quot;type&quot;:&quot;article-journal&quot;,&quot;container-title&quot;:&quot;Education + Training&quot;,&quot;issue&quot;:&quot;9&quot;,&quot;volume&quot;:&quot;59&quot;,&quot;URL&quot;:&quot;https://www.emerald.com/insight/content/doi/10.1108/ET-01-2016-0007/full/html&quot;,&quot;page&quot;:&quot;957-977&quot;,&quot;id&quot;:&quot;biffi_chasing_2017-1&quot;,&quot;source&quot;:&quot;DOI.org (Crossref)&quot;,&quot;language&quot;:&quot;en&quot;,&quot;container-title-short&quot;:&quot;ET&quot;},&quot;uris&quot;:[&quot;http://zotero.org/users/1913249/items/922HA3Y2&quot;],&quot;prefix&quot;:&quot;&quot;}],&quot;citationID&quot;:&quot;gutrzqtc&quot;} RNDdncbflvotb"/>. However researcher identify significant competencies required including to “identify and synthesize the body of technical and even complex knowledge into a feasible structure” <text:reference-mark-start text:name="ZOTERO_ITEM CSL_CITATION {&quot;schema&quot;:&quot;https://github.com/citation-style-language/schema/raw/master/csl-citation.json&quot;,&quot;properties&quot;:{&quot;formattedCitation&quot;:&quot;[@biffi_chasing_2017-1, p. 972]&quot;,&quot;noteIndex&quot;:0},&quot;citationItems&quot;:[{&quot;uri&quot;:[&quot;http://zotero.org/users/1913249/items/922HA3Y2&quot;],&quot;locator&quot;:&quot; 972&quot;,&quot;id&quot;:3728,&quot;itemData&quot;:{&quot;title-short&quot;:&quot;Chasing innovation&quot;,&quot;citation-key&quot;:&quot;biffi_chasing_2017-1&quot;,&quot;author&quot;:[{&quot;given&quot;:&quot;Alfredo&quot;,&quot;family&quot;:&quot;Biffi&quot;},{&quot;given&quot;:&quot;Rita&quot;,&quot;family&quot;:&quot;Bissola&quot;},{&quot;given&quot;:&quot;Barbara&quot;,&quot;family&quot;:&quot;Imperatori&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accessed&quot;:{&quot;date-parts&quot;:[[&quot;2023&quot;,2,2]]},&quot;title&quot;:&quot;Chasing innovation: a pilot case study of a rhizomatic design thinking education program&quot;,&quot;issued&quot;:{&quot;date-parts&quot;:[[&quot;2017&quot;,10,9]]},&quot;type&quot;:&quot;article-journal&quot;,&quot;container-title&quot;:&quot;Education + Training&quot;,&quot;issue&quot;:&quot;9&quot;,&quot;volume&quot;:&quot;59&quot;,&quot;URL&quot;:&quot;https://www.emerald.com/insight/content/doi/10.1108/ET-01-2016-0007/full/html&quot;,&quot;page&quot;:&quot;957-977&quot;,&quot;id&quot;:&quot;biffi_chasing_2017-1&quot;,&quot;source&quot;:&quot;DOI.org (Crossref)&quot;,&quot;language&quot;:&quot;en&quot;,&quot;container-title-short&quot;:&quot;ET&quot;},&quot;uris&quot;:[&quot;http://zotero.org/users/1913249/items/922HA3Y2&quot;],&quot;prefix&quot;:&quot;&quot;}],&quot;citationID&quot;:&quot;ezfxdzbw&quot;} RNDbaxpeekxvj"/>&lt;Do Zotero Refresh: [@biffi_chasing_2017-1, p. 972]&gt;<text:reference-mark-end text:name="ZOTERO_ITEM CSL_CITATION {&quot;schema&quot;:&quot;https://github.com/citation-style-language/schema/raw/master/csl-citation.json&quot;,&quot;properties&quot;:{&quot;formattedCitation&quot;:&quot;[@biffi_chasing_2017-1, p. 972]&quot;,&quot;noteIndex&quot;:0},&quot;citationItems&quot;:[{&quot;uri&quot;:[&quot;http://zotero.org/users/1913249/items/922HA3Y2&quot;],&quot;locator&quot;:&quot; 972&quot;,&quot;id&quot;:3728,&quot;itemData&quot;:{&quot;title-short&quot;:&quot;Chasing innovation&quot;,&quot;citation-key&quot;:&quot;biffi_chasing_2017-1&quot;,&quot;author&quot;:[{&quot;given&quot;:&quot;Alfredo&quot;,&quot;family&quot;:&quot;Biffi&quot;},{&quot;given&quot;:&quot;Rita&quot;,&quot;family&quot;:&quot;Bissola&quot;},{&quot;given&quot;:&quot;Barbara&quot;,&quot;family&quot;:&quot;Imperatori&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accessed&quot;:{&quot;date-parts&quot;:[[&quot;2023&quot;,2,2]]},&quot;title&quot;:&quot;Chasing innovation: a pilot case study of a rhizomatic design thinking education program&quot;,&quot;issued&quot;:{&quot;date-parts&quot;:[[&quot;2017&quot;,10,9]]},&quot;type&quot;:&quot;article-journal&quot;,&quot;container-title&quot;:&quot;Education + Training&quot;,&quot;issue&quot;:&quot;9&quot;,&quot;volume&quot;:&quot;59&quot;,&quot;URL&quot;:&quot;https://www.emerald.com/insight/content/doi/10.1108/ET-01-2016-0007/full/html&quot;,&quot;page&quot;:&quot;957-977&quot;,&quot;id&quot;:&quot;biffi_chasing_2017-1&quot;,&quot;source&quot;:&quot;DOI.org (Crossref)&quot;,&quot;language&quot;:&quot;en&quot;,&quot;container-title-short&quot;:&quot;ET&quot;},&quot;uris&quot;:[&quot;http://zotero.org/users/1913249/items/922HA3Y2&quot;],&quot;prefix&quot;:&quot;&quot;}],&quot;citationID&quot;:&quot;ezfxdzbw&quot;} RNDbaxpeekxvj"/>,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3" text:outline-level="3"><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schema&quot;:&quot;https://github.com/citation-style-language/schema/raw/master/csl-citation.json&quot;,&quot;properties&quot;:{&quot;formattedCitation&quot;:&quot;[@aurava_game_2021]&quot;,&quot;noteIndex&quot;:0},&quot;citationItems&quot;:[{&quot;suffix&quot;:&quot;&quot;,&quot;uri&quot;:[&quot;http://zotero.org/users/1913249/items/6BQ7BIPC&quot;],&quot;id&quot;:8920,&quot;itemData&quot;:{&quot;volume&quot;:&quot;28&quot;,&quot;title&quot;:&quot;Game jams in general formal education&quot;,&quot;URL&quot;:&quot;https://www.sciencedirect.com/science/article/pii/S2212868921000192&quot;,&quot;page&quot;:&quot;100274&quot;,&quot;source&quot;:&quot;ScienceDirect&quot;,&quot;citation-key&quot;:&quot;aurava_game_2021&quot;,&quot;type&quot;:&quot;article-journal&quot;,&quot;container-title&quot;:&quot;International Journal of Child-Computer Interaction&quot;,&quot;issued&quot;:{&quot;date-parts&quot;:[[&quot;2021&quot;,6,1]]},&quot;author&quot;:[{&quot;given&quot;:&quot;Riikka&quot;,&quot;family&quot;:&quot;Aurava&quot;},{&quot;given&quot;:&quot;Mikko&quot;,&quot;family&quot;:&quot;Meriläinen&quot;},{&quot;given&quot;:&quot;Ville&quot;,&quot;family&quot;:&quot;Kankainen&quot;},{&quot;given&quot;:&quot;Jaakko&quot;,&quot;family&quot;:&quot;Stenros&quot;}],&quot;container-title-short&quot;:&quot;International Journal of Child-Computer Interaction&quot;,&quot;ISSN&quot;:&quot;2212-8689&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DOI&quot;:&quot;10.1016/j.ijcci.2021.100274&quot;,&quot;accessed&quot;:{&quot;date-parts&quot;:[[&quot;2023&quot;,9,17]]}},&quot;uris&quot;:[&quot;http://zotero.org/users/1913249/items/6BQ7BIPC&quot;],&quot;prefix&quot;:&quot;&quot;}],&quot;citationID&quot;:&quot;oplrcnth&quot;} RNDzpwtqatvyw"/>&lt;Do Zotero Refresh: [@aurava_game_2021]&gt;<text:reference-mark-end text:name="ZOTERO_ITEM CSL_CITATION {&quot;schema&quot;:&quot;https://github.com/citation-style-language/schema/raw/master/csl-citation.json&quot;,&quot;properties&quot;:{&quot;formattedCitation&quot;:&quot;[@aurava_game_2021]&quot;,&quot;noteIndex&quot;:0},&quot;citationItems&quot;:[{&quot;suffix&quot;:&quot;&quot;,&quot;uri&quot;:[&quot;http://zotero.org/users/1913249/items/6BQ7BIPC&quot;],&quot;id&quot;:8920,&quot;itemData&quot;:{&quot;volume&quot;:&quot;28&quot;,&quot;title&quot;:&quot;Game jams in general formal education&quot;,&quot;URL&quot;:&quot;https://www.sciencedirect.com/science/article/pii/S2212868921000192&quot;,&quot;page&quot;:&quot;100274&quot;,&quot;source&quot;:&quot;ScienceDirect&quot;,&quot;citation-key&quot;:&quot;aurava_game_2021&quot;,&quot;type&quot;:&quot;article-journal&quot;,&quot;container-title&quot;:&quot;International Journal of Child-Computer Interaction&quot;,&quot;issued&quot;:{&quot;date-parts&quot;:[[&quot;2021&quot;,6,1]]},&quot;author&quot;:[{&quot;given&quot;:&quot;Riikka&quot;,&quot;family&quot;:&quot;Aurava&quot;},{&quot;given&quot;:&quot;Mikko&quot;,&quot;family&quot;:&quot;Meriläinen&quot;},{&quot;given&quot;:&quot;Ville&quot;,&quot;family&quot;:&quot;Kankainen&quot;},{&quot;given&quot;:&quot;Jaakko&quot;,&quot;family&quot;:&quot;Stenros&quot;}],&quot;container-title-short&quot;:&quot;International Journal of Child-Computer Interaction&quot;,&quot;ISSN&quot;:&quot;2212-8689&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DOI&quot;:&quot;10.1016/j.ijcci.2021.100274&quot;,&quot;accessed&quot;:{&quot;date-parts&quot;:[[&quot;2023&quot;,9,17]]}},&quot;uris&quot;:[&quot;http://zotero.org/users/1913249/items/6BQ7BIPC&quot;],&quot;prefix&quot;:&quot;&quot;}],&quot;citationID&quot;:&quot;oplrcnth&quot;} RNDzpwtqatvyw"/>,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text:p>
      <text:p text:style-name="Text_20_body">Within the concept of jamming, activity which is casual seemingly non-productive can still transmit useful information to guide collaborative practices. As per above and examples in Appedix ? Find.</text:p>
      <text:p text:style-name="Text_20_body">MOVE THIS CLAIM LATER. <text:span text:style-name="T2">Claim:</text:span> The data in this chapter shows the value and further potential of mixing the more mature techniques of MoE and other process drama techniques with the ethos of game jams.</text:p>
      <text:h text:style-name="Heading_20_3" text:outline-level="3"><text:bookmark-start text:name="recommendations-for-practice-based-on-developing-agency-of-participants---write-here-and-move-if-needed."/>Recommendations for practice based on developing agency of Participants - WRITE HERE AND MOVE IF NEEDED.<text:bookmark-end text:name="recommendations-for-practice-based-on-developing-agency-of-participants---write-here-and-move-if-needed."/></text:h>
      <text:p text:style-name="First_20_paragraph">Pull out some of the 3M aspects from Fok, Playtesting, Flexible practice.</text:p>
      <text:list text:style-name="L12">
        <text:list-item>
          <text:p text:style-name="P18">keep it flexible,</text:p>
        </text:list-item>
        <text:list-item>
          <text:p text:style-name="P18">Jamming</text:p>
        </text:list-item>
      </text:list>
      <text:h text:style-name="Heading_20_3" text:outline-level="3"><text:bookmark-start text:name="the-interaction-of-emergent-flexible-deign-practices-and-the-collection-of-game-design-patterns"/>The interaction of emergent / flexible deign practices and the collection of Game Design Patterns<text:bookmark-end text:name="the-interaction-of-emergent-flexible-deign-practices-and-the-collection-of-game-design-patterns"/></text:h>
      <text:p text:style-name="First_20_paragraph">THIS SECTION SHOULD BE DEVELOPED. BUT LATER?</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 and authenticity.</text:p>
      <text:p text:style-name="Text_20_body">They are authentic - There is choice - and interaction - contribution to the overall object.</text:p>
      <text:p text:style-name="Text_20_body"/>
      <text:p text:style-name="Text_20_body"/>
      <text:p text:style-name="Text_20_body"/>
      <text:p text:style-name="Text_20_body"/>
      <text:p text:style-name="Text_20_body"/>
      <text:p text:style-name="Text_20_body"/>
      <text:h text:style-name="Heading_20_2" text:outline-level="2"><text:bookmark-start text:name="authenticity-in-project-approaches-was-drama-process"/>Authenticity in project approaches (was drama process)<text:bookmark-end text:name="authenticity-in-project-approaches-was-drama-process"/></text:h>
      <text:p text:style-name="First_20_paragraph">Authenticity in project approaches can profitably be applied to tools, processes and project goals <text:reference-mark-start text:name="ZOTERO_ITEM CSL_CITATION {&quot;schema&quot;:&quot;https://github.com/citation-style-language/schema/raw/master/csl-citation.json&quot;,&quot;properties&quot;:{&quot;formattedCitation&quot;:&quot;[@hung_engaged_2006]&quot;,&quot;noteIndex&quot;:0},&quot;citationItems&quot;:[{&quot;suffix&quot;:&quot;&quot;,&quot;uri&quot;:[&quot;http://zotero.org/users/1913249/items/HLFRQLUQ&quot;],&quot;id&quot;:8775,&quot;itemData&quot;:{&quot;title-short&quot;:&quot;Engaged Learning&quot;,&quot;citation-key&quot;:&quot;hung_engaged_2006&quot;,&quot;ISBN&quot;:&quot;978-1-4020-3668-2&quot;,&quot;author&quot;:[{&quot;given&quot;:&quot;David&quot;,&quot;family&quot;:&quot;Hung&quot;},{&quot;given&quot;:&quot;Seng Chee&quot;,&quot;family&quot;:&quot;Tan&quot;},{&quot;given&quot;:&quot;Thiam Seng&quot;,&quot;family&quot;:&quot;Koh&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DOI&quot;:&quot;10.1007/1-4020-3669-8_2&quot;,&quot;accessed&quot;:{&quot;date-parts&quot;:[[&quot;2023&quot;,6,17]]},&quot;publisher&quot;:&quot;Springer-Verlag&quot;,&quot;title&quot;:&quot;Engaged Learning: Making Learning an Authentic Experience&quot;,&quot;issued&quot;:{&quot;date-parts&quot;:[[&quot;2006&quot;]]},&quot;type&quot;:&quot;chapter&quot;,&quot;container-title&quot;:&quot;Engaged Learning with Emerging Technologies&quot;,&quot;editor&quot;:[{&quot;given&quot;:&quot;David&quot;,&quot;family&quot;:&quot;Hung&quot;},{&quot;given&quot;:&quot;Myint Swe&quot;,&quot;family&quot;:&quot;Khine&quot;}],&quot;URL&quot;:&quot;http://link.springer.com/10.1007/1-4020-3669-8_2&quot;,&quot;event-place&quot;:&quot;Berlin/Heidelberg&quot;,&quot;publisher-place&quot;:&quot;Berlin/Heidelberg&quot;,&quot;id&quot;:&quot;hung_engaged_2006&quot;,&quot;source&quot;:&quot;DOI.org (Crossref)&quot;,&quot;page&quot;:&quot;29-48&quot;,&quot;language&quot;:&quot;en&quot;},&quot;uris&quot;:[&quot;http://zotero.org/users/1913249/items/HLFRQLUQ&quot;],&quot;prefix&quot;:&quot;&quot;}],&quot;citationID&quot;:&quot;vztxzrme&quot;} RNDvxcqgqfsii"/>&lt;Do Zotero Refresh: [@hung_engaged_2006]&gt;<text:reference-mark-end text:name="ZOTERO_ITEM CSL_CITATION {&quot;schema&quot;:&quot;https://github.com/citation-style-language/schema/raw/master/csl-citation.json&quot;,&quot;properties&quot;:{&quot;formattedCitation&quot;:&quot;[@hung_engaged_2006]&quot;,&quot;noteIndex&quot;:0},&quot;citationItems&quot;:[{&quot;suffix&quot;:&quot;&quot;,&quot;uri&quot;:[&quot;http://zotero.org/users/1913249/items/HLFRQLUQ&quot;],&quot;id&quot;:8775,&quot;itemData&quot;:{&quot;title-short&quot;:&quot;Engaged Learning&quot;,&quot;citation-key&quot;:&quot;hung_engaged_2006&quot;,&quot;ISBN&quot;:&quot;978-1-4020-3668-2&quot;,&quot;author&quot;:[{&quot;given&quot;:&quot;David&quot;,&quot;family&quot;:&quot;Hung&quot;},{&quot;given&quot;:&quot;Seng Chee&quot;,&quot;family&quot;:&quot;Tan&quot;},{&quot;given&quot;:&quot;Thiam Seng&quot;,&quot;family&quot;:&quot;Koh&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DOI&quot;:&quot;10.1007/1-4020-3669-8_2&quot;,&quot;accessed&quot;:{&quot;date-parts&quot;:[[&quot;2023&quot;,6,17]]},&quot;publisher&quot;:&quot;Springer-Verlag&quot;,&quot;title&quot;:&quot;Engaged Learning: Making Learning an Authentic Experience&quot;,&quot;issued&quot;:{&quot;date-parts&quot;:[[&quot;2006&quot;]]},&quot;type&quot;:&quot;chapter&quot;,&quot;container-title&quot;:&quot;Engaged Learning with Emerging Technologies&quot;,&quot;editor&quot;:[{&quot;given&quot;:&quot;David&quot;,&quot;family&quot;:&quot;Hung&quot;},{&quot;given&quot;:&quot;Myint Swe&quot;,&quot;family&quot;:&quot;Khine&quot;}],&quot;URL&quot;:&quot;http://link.springer.com/10.1007/1-4020-3669-8_2&quot;,&quot;event-place&quot;:&quot;Berlin/Heidelberg&quot;,&quot;publisher-place&quot;:&quot;Berlin/Heidelberg&quot;,&quot;id&quot;:&quot;hung_engaged_2006&quot;,&quot;source&quot;:&quot;DOI.org (Crossref)&quot;,&quot;page&quot;:&quot;29-48&quot;,&quot;language&quot;:&quot;en&quot;},&quot;uris&quot;:[&quot;http://zotero.org/users/1913249/items/HLFRQLUQ&quot;],&quot;prefix&quot;:&quot;&quot;}],&quot;citationID&quot;:&quot;vztxzrme&quot;} RNDvxcqgqfsii"/>.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schema&quot;:&quot;https://github.com/citation-style-language/schema/raw/master/csl-citation.json&quot;,&quot;properties&quot;:{&quot;formattedCitation&quot;:&quot;[@disalvo_glitch_2009]&quot;,&quot;noteIndex&quot;:0},&quot;citationItems&quot;:[{&quot;suffix&quot;:&quot;&quot;,&quot;uri&quot;:[&quot;http://zotero.org/users/1913249/items/TW3Y7HYJ&quot;],&quot;id&quot;:2648,&quot;itemData&quot;:{&quot;title&quot;:&quot;Glitch Game Testers: African American Men Breaking Open the Console&quot;,&quot;issued&quot;:{&quot;date-parts&quot;:[[&quot;2009&quot;,1,1]]},&quot;type&quot;:&quot;article-journal&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short&quot;:&quot;Glitch Game Testers&quot;,&quot;id&quot;:&quot;disalvo_glitch_2009&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citation-key&quot;:&quot;disalvo_glitch_2009&quot;},&quot;uris&quot;:[&quot;http://zotero.org/users/1913249/items/TW3Y7HYJ&quot;],&quot;prefix&quot;:&quot;&quot;}],&quot;citationID&quot;:&quot;gbqfqnzh&quot;} RNDoscmpyliwl"/>&lt;Do Zotero Refresh: [@disalvo_glitch_2009]&gt;<text:reference-mark-end text:name="ZOTERO_ITEM CSL_CITATION {&quot;schema&quot;:&quot;https://github.com/citation-style-language/schema/raw/master/csl-citation.json&quot;,&quot;properties&quot;:{&quot;formattedCitation&quot;:&quot;[@disalvo_glitch_2009]&quot;,&quot;noteIndex&quot;:0},&quot;citationItems&quot;:[{&quot;suffix&quot;:&quot;&quot;,&quot;uri&quot;:[&quot;http://zotero.org/users/1913249/items/TW3Y7HYJ&quot;],&quot;id&quot;:2648,&quot;itemData&quot;:{&quot;title&quot;:&quot;Glitch Game Testers: African American Men Breaking Open the Console&quot;,&quot;issued&quot;:{&quot;date-parts&quot;:[[&quot;2009&quot;,1,1]]},&quot;type&quot;:&quot;article-journal&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short&quot;:&quot;Glitch Game Testers&quot;,&quot;id&quot;:&quot;disalvo_glitch_2009&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citation-key&quot;:&quot;disalvo_glitch_2009&quot;},&quot;uris&quot;:[&quot;http://zotero.org/users/1913249/items/TW3Y7HYJ&quot;],&quot;prefix&quot;:&quot;&quot;}],&quot;citationID&quot;:&quot;gbqfqnzh&quot;} RNDoscmpyliwl"/>.</text:p>
      <text:p text:style-name="Text_20_body">There are examples of the authenticity of the audience being used by participants</text:p>
      <text:list text:style-name="L13">
        <text:list-item>
          <text:p text:style-name="P19">Suzanna uses the imagined audience to norm behaviour.</text:p>
        </text:list-item>
        <text:list-item>
          <text:p text:style-name="P19">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2" text:outline-level="2"><text:bookmark-start text:name="discussion-on-making-types-and-side-missions"/>Discussion on making types and side missions<text:bookmark-end text:name="discussion-on-making-types-and-side-missions"/></text:h>
      <text:p text:style-name="First_20_paragraph">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formattedCitation&quot;:&quot;[@sutton-smith_ambiguity_2001]&quot;,&quot;noteIndex&quot;:0},&quot;citationItems&quot;:[{&quot;suffix&quot;:&quot;&quot;,&quot;uri&quot;:[&quot;http://zotero.org/users/1913249/items/JUMNM23B&quot;],&quot;id&quot;:1389,&quot;itemData&quot;:{&quot;publisher&quot;:&quot;Harvard University Press&quot;,&quot;title&quot;:&quot;The Ambiguity of Play&quot;,&quot;edition&quot;:&quot;New Ed edition&quot;,&quot;type&quot;:&quot;book&quot;,&quot;citation-key&quot;:&quot;sutton-smith_ambiguity_2001&quot;,&quot;ISBN&quot;:&quot;978-0-674-00581-5&quot;,&quot;source&quot;:&quot;Amazon&quot;,&quot;publisher-place&quot;:&quot;Cambridge, Mass.&quot;,&quot;author&quot;:[{&quot;given&quot;:&quot;Brian&quot;,&quot;family&quot;:&quot;Sutton-smith&quot;}],&quot;event-place&quot;:&quot;Cambridge, Mass.&quot;,&quot;number-of-pages&quot;:&quot;288&quot;,&quot;id&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issued&quot;:{&quot;date-parts&quot;:[[&quot;2001&quot;,5,8]]}},&quot;uris&quot;:[&quot;http://zotero.org/users/1913249/items/JUMNM23B&quot;],&quot;prefix&quot;:&quot;&quot;}],&quot;citationID&quot;:&quot;aipvgrmm&quot;} RNDhseqbksrqj"/>&lt;Do Zotero Refresh: [@sutton-smith_ambiguity_2001]&gt;<text:reference-mark-end text:name="ZOTERO_ITEM CSL_CITATION {&quot;schema&quot;:&quot;https://github.com/citation-style-language/schema/raw/master/csl-citation.json&quot;,&quot;properties&quot;:{&quot;formattedCitation&quot;:&quot;[@sutton-smith_ambiguity_2001]&quot;,&quot;noteIndex&quot;:0},&quot;citationItems&quot;:[{&quot;suffix&quot;:&quot;&quot;,&quot;uri&quot;:[&quot;http://zotero.org/users/1913249/items/JUMNM23B&quot;],&quot;id&quot;:1389,&quot;itemData&quot;:{&quot;publisher&quot;:&quot;Harvard University Press&quot;,&quot;title&quot;:&quot;The Ambiguity of Play&quot;,&quot;edition&quot;:&quot;New Ed edition&quot;,&quot;type&quot;:&quot;book&quot;,&quot;citation-key&quot;:&quot;sutton-smith_ambiguity_2001&quot;,&quot;ISBN&quot;:&quot;978-0-674-00581-5&quot;,&quot;source&quot;:&quot;Amazon&quot;,&quot;publisher-place&quot;:&quot;Cambridge, Mass.&quot;,&quot;author&quot;:[{&quot;given&quot;:&quot;Brian&quot;,&quot;family&quot;:&quot;Sutton-smith&quot;}],&quot;event-place&quot;:&quot;Cambridge, Mass.&quot;,&quot;number-of-pages&quot;:&quot;288&quot;,&quot;id&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issued&quot;:{&quot;date-parts&quot;:[[&quot;2001&quot;,5,8]]}},&quot;uris&quot;:[&quot;http://zotero.org/users/1913249/items/JUMNM23B&quot;],&quot;prefix&quot;:&quot;&quot;}],&quot;citationID&quot;:&quot;aipvgrmm&quot;} RNDhseqbksrqj"/>.</text:p>
      <text:h text:style-name="Heading_20_2" text:outline-level="2"><text:bookmark-start text:name="discussion-section---metaphors-on-developing-agency"/>Discussion section - Metaphors on developing agency<text:bookmark-end text:name="discussion-section---metaphors-on-developing-agency"/></text:h>
      <text:p text:style-name="First_20_paragraph">An underlying proposal of this thesis is the development of learner agency can be facilitated by designing effective learning environments. To do this a good working knowledge of types of developmental agency is useful.</text:p>
      <text:p text:style-name="Text_20_body">This section continues to explore tensions surrounding support learner agency, useful conceptions of agency, to situate later recommendations for researchers and educators working in this area.</text:p>
      <text:p text:style-name="Text_20_body">This section explores these academic conceptions in a playful way using relatable metaphors from related research.</text:p>
      <text:h text:style-name="Heading_20_3" text:outline-level="3"><text:bookmark-start text:name="dual-stimulation-and-conceptions-of-agency"/>Dual stimulation and conceptions of agency<text:bookmark-end text:name="dual-stimulation-and-conceptions-of-agency"/></text:h>
      <text:p text:style-name="First_20_paragraph">As previously explored, varied conceptions of agency exist including: instrumental, authorial and transformative agency <text:reference-mark-start text:name="ZOTERO_ITEM CSL_CITATION {&quot;schema&quot;:&quot;https://github.com/citation-style-language/schema/raw/master/csl-citation.json&quot;,&quot;properties&quot;:{&quot;formattedCitation&quot;:&quot;[@matusov_mapping_2016]&quot;,&quot;noteIndex&quot;:0},&quot;citationItems&quot;:[{&quot;suffix&quot;:&quot;&quot;,&quot;uri&quot;:[&quot;http://zotero.org/users/1913249/items/ZU33LZ9E&quot;],&quot;id&quot;:8819,&quot;itemData&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title&quot;:&quot;Mapping Concepts of Agency in Educational Contexts&quot;,&quot;issued&quot;:{&quot;date-parts&quot;:[[&quot;2016&quot;,9,1]]},&quot;type&quot;:&quot;article-journal&quot;,&quot;container-title&quot;:&quot;Integrative Psychological and Behavioral Science&quot;,&quot;issue&quot;:&quot;3&quot;,&quot;volume&quot;:&quot;50&quot;,&quot;URL&quot;:&quot;https://doi.org/10.1007/s12124-015-9336-0&quot;,&quot;page&quot;:&quot;420-446&quot;,&quot;id&quot;:&quot;matusov_mapping_2016&quot;,&quot;source&quot;:&quot;Springer Link&quot;,&quot;language&quot;:&quot;en&quot;,&quot;container-title-short&quot;:&quot;Integr. psych. behav.&quot;},&quot;uris&quot;:[&quot;http://zotero.org/users/1913249/items/ZU33LZ9E&quot;],&quot;prefix&quot;:&quot;&quot;}],&quot;citationID&quot;:&quot;epqsitfx&quot;} RNDrqgncgwrcc"/>&lt;Do Zotero Refresh: [@matusov_mapping_2016]&gt;<text:reference-mark-end text:name="ZOTERO_ITEM CSL_CITATION {&quot;schema&quot;:&quot;https://github.com/citation-style-language/schema/raw/master/csl-citation.json&quot;,&quot;properties&quot;:{&quot;formattedCitation&quot;:&quot;[@matusov_mapping_2016]&quot;,&quot;noteIndex&quot;:0},&quot;citationItems&quot;:[{&quot;suffix&quot;:&quot;&quot;,&quot;uri&quot;:[&quot;http://zotero.org/users/1913249/items/ZU33LZ9E&quot;],&quot;id&quot;:8819,&quot;itemData&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title&quot;:&quot;Mapping Concepts of Agency in Educational Contexts&quot;,&quot;issued&quot;:{&quot;date-parts&quot;:[[&quot;2016&quot;,9,1]]},&quot;type&quot;:&quot;article-journal&quot;,&quot;container-title&quot;:&quot;Integrative Psychological and Behavioral Science&quot;,&quot;issue&quot;:&quot;3&quot;,&quot;volume&quot;:&quot;50&quot;,&quot;URL&quot;:&quot;https://doi.org/10.1007/s12124-015-9336-0&quot;,&quot;page&quot;:&quot;420-446&quot;,&quot;id&quot;:&quot;matusov_mapping_2016&quot;,&quot;source&quot;:&quot;Springer Link&quot;,&quot;language&quot;:&quot;en&quot;,&quot;container-title-short&quot;:&quot;Integr. psych. behav.&quot;},&quot;uris&quot;:[&quot;http://zotero.org/users/1913249/items/ZU33LZ9E&quot;],&quot;prefix&quot;:&quot;&quot;}],&quot;citationID&quot;:&quot;epqsitfx&quot;} RNDrqgncgwrcc"/>. (See methodology chapter). This section explores these conceptions using the core AT concept of dual stimulation.</text:p>
      <text:p text:style-name="Text_20_body">EXPLAIN WHY THIS IS IMPORTANT.</text:p>
      <text:p text:style-name="Text_20_body">The distinction between instrumental forms of agency and more authorial / transformative variants were explored from the perspective of AT in the methodology chapter. CHECK BACK AND WORK OUT WHAT SHOULD GO WHERE.</text:p>
      <text:p text:style-name="Text_20_body">In addition, the table of tensions in Chapter 5 and the transformative use of GDPs in the previous chapter help ground these concepts in the context of this study. Namely: COMPRESS THE BELOW.</text:p>
      <text:list text:style-name="L14">
        <text:list-item>
          <text:p text:style-name="P20">authenticity of documentation: my choice of curated collection of docs prevented friction and potential confusion if using real developer documents, but this could be foregrounded if this was a practice chosen to be prioritised.</text:p>
        </text:list-item>
        <text:list-item>
          <text:p text:style-name="P20">use of GDPs as a quite authentic project-based learning navigation tool</text:p>
        </text:list-item>
        <text:list-item>
          <text:p text:style-name="P20">Authentic coding web development language and coding environment: summary of tension.</text:p>
        </text:list-item>
      </text:list>
      <text:p text:style-name="First_20_paragraph">In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schema&quot;:&quot;https://github.com/citation-style-language/schema/raw/master/csl-citation.json&quot;,&quot;properties&quot;:{&quot;formattedCitation&quot;:&quot;[@matusov_mapping_2016, p. 433]&quot;,&quot;noteIndex&quot;:0},&quot;citationItems&quot;:[{&quot;uri&quot;:[&quot;http://zotero.org/users/1913249/items/ZU33LZ9E&quot;],&quot;locator&quot;:&quot; 433&quot;,&quot;id&quot;:8819,&quot;itemData&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title&quot;:&quot;Mapping Concepts of Agency in Educational Contexts&quot;,&quot;issued&quot;:{&quot;date-parts&quot;:[[&quot;2016&quot;,9,1]]},&quot;type&quot;:&quot;article-journal&quot;,&quot;container-title&quot;:&quot;Integrative Psychological and Behavioral Science&quot;,&quot;issue&quot;:&quot;3&quot;,&quot;volume&quot;:&quot;50&quot;,&quot;URL&quot;:&quot;https://doi.org/10.1007/s12124-015-9336-0&quot;,&quot;page&quot;:&quot;420-446&quot;,&quot;id&quot;:&quot;matusov_mapping_2016&quot;,&quot;source&quot;:&quot;Springer Link&quot;,&quot;language&quot;:&quot;en&quot;,&quot;container-title-short&quot;:&quot;Integr. psych. behav.&quot;},&quot;uris&quot;:[&quot;http://zotero.org/users/1913249/items/ZU33LZ9E&quot;],&quot;prefix&quot;:&quot;&quot;}],&quot;citationID&quot;:&quot;joprhuhi&quot;} RNDezavielyxt"/>&lt;Do Zotero Refresh: [@matusov_mapping_2016, p. 433]&gt;<text:reference-mark-end text:name="ZOTERO_ITEM CSL_CITATION {&quot;schema&quot;:&quot;https://github.com/citation-style-language/schema/raw/master/csl-citation.json&quot;,&quot;properties&quot;:{&quot;formattedCitation&quot;:&quot;[@matusov_mapping_2016, p. 433]&quot;,&quot;noteIndex&quot;:0},&quot;citationItems&quot;:[{&quot;uri&quot;:[&quot;http://zotero.org/users/1913249/items/ZU33LZ9E&quot;],&quot;locator&quot;:&quot; 433&quot;,&quot;id&quot;:8819,&quot;itemData&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accessed&quot;:{&quot;date-parts&quot;:[[&quot;2023&quot;,6,19]]},&quot;title&quot;:&quot;Mapping Concepts of Agency in Educational Contexts&quot;,&quot;issued&quot;:{&quot;date-parts&quot;:[[&quot;2016&quot;,9,1]]},&quot;type&quot;:&quot;article-journal&quot;,&quot;container-title&quot;:&quot;Integrative Psychological and Behavioral Science&quot;,&quot;issue&quot;:&quot;3&quot;,&quot;volume&quot;:&quot;50&quot;,&quot;URL&quot;:&quot;https://doi.org/10.1007/s12124-015-9336-0&quot;,&quot;page&quot;:&quot;420-446&quot;,&quot;id&quot;:&quot;matusov_mapping_2016&quot;,&quot;source&quot;:&quot;Springer Link&quot;,&quot;language&quot;:&quot;en&quot;,&quot;container-title-short&quot;:&quot;Integr. psych. behav.&quot;},&quot;uris&quot;:[&quot;http://zotero.org/users/1913249/items/ZU33LZ9E&quot;],&quot;prefix&quot;:&quot;&quot;}],&quot;citationID&quot;:&quot;joprhuhi&quot;} RNDezavielyxt"/>.</text:p>
      <text:p text:style-name="Text_20_body">Other tensions were resolved with more fundamental shifts to the overall structure of the activity which can be said to align more closely with the concept of transformative (authorial agency) agency.</text:p>
      <text:p text:style-name="Text_20_body">In many cases design decisions were driven by the response and interest of the participants.</text:p>
      <text:p text:style-name="Text_20_body">Research on engendering authorial and transformative agency <text:reference-mark-start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suffix&quot;:&quot;&quot;,&quot;uri&quot;:[&quot;http://zotero.org/users/1913249/items/UIKDSI5X&quot;],&quot;id&quot;:9119,&quot;itemData&quot;:{&quot;title&quot;:&quot;Development, movement and agency: Breaking away into mycorrhizae activities&quot;,&quot;citation-key&quot;:&quot;engestrom2006development&quot;,&quot;type&quot;:&quot;article-journal&quot;,&quot;container-title&quot;:&quot;Building activity theory in practice: Toward the next generation&quot;,&quot;author&quot;:[{&quot;given&quot;:&quot;Yrjö&quot;,&quot;family&quot;:&quot;Engeström&quot;}],&quot;id&quot;:&quot;engestrom2006development&quot;,&quot;volume&quot;:&quot;1&quot;,&quot;issued&quot;:{&quot;date-parts&quot;:[[&quot;2006&quot;]]},&quot;page&quot;:&quot;1–43&quot;},&quot;uris&quot;:[&quot;http://zotero.org/users/1913249/items/UIKDSI5X&quot;],&quot;prefix&quot;:&quot;&quot;},{&quot;suffix&quot;:&quot;&quot;,&quot;uri&quot;:[&quot;http://zotero.org/users/1913249/items/Q38UQIIH&quot;],&quot;id&quot;:3370,&quot;itemData&quot;:{&quot;volume&quot;:&quot;29&quot;,&quot;title&quot;:&quot;The emergence of learners’ transformative agency in a Change Laboratory intervention&quot;,&quot;URL&quot;:&quot;https://doi.org/10.1080/13639080.2014.900168&quot;,&quot;page&quot;:&quot;232-262&quot;,&quot;source&quot;:&quot;Taylor and Francis+NEJM&quot;,&quot;citation-key&quot;:&quot;haapasaari_emergence_2016&quot;,&quot;type&quot;:&quot;article-journal&quot;,&quot;container-title&quot;:&quot;Journal of Education and Work&quot;,&quot;issue&quot;:&quot;2&quot;,&quot;author&quot;:[{&quot;given&quot;:&quot;Arja&quot;,&quot;family&quot;:&quot;Haapasaari&quot;},{&quot;given&quot;:&quot;Yrjö&quot;,&quot;family&quot;:&quot;Engeström&quot;},{&quot;given&quot;:&quot;Hannele&quot;,&quot;family&quot;:&quot;Kerosuo&quot;}],&quot;issued&quot;:{&quot;date-parts&quot;:[[&quot;2016&quot;,2,17]]},&quot;ISSN&quot;:&quot;1363-9080&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accessed&quot;:{&quot;date-parts&quot;:[[&quot;2019&quot;,7,3]]}},&quot;uris&quot;:[&quot;http://zotero.org/users/1913249/items/Q38UQIIH&quot;],&quot;prefix&quot;:&quot;&quot;},{&quot;suffix&quot;:&quot;&quot;,&quot;uri&quot;:[&quot;http://zotero.org/users/1913249/items/TB35W5A6&quot;],&quot;id&quot;:3015,&quot;itemData&quot;:{&quot;citation-key&quot;:&quot;sannino_formative_2016&quot;,&quot;author&quot;:[{&quot;given&quot;:&quot;Annalisa&quot;,&quot;family&quot;:&quot;Sannino&quot;},{&quot;given&quot;:&quot;Yrjö&quot;,&quot;family&quot;:&quot;Engeström&quot;},{&quot;given&quot;:&quot;Monica&quot;,&quot;family&quot;:&quot;Lemo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title&quot;:&quot;Formative Interventions for Expansive Learning and Transformative Agency&quot;,&quot;issued&quot;:{&quot;date-parts&quot;:[[&quot;2016&quot;,10]]},&quot;type&quot;:&quot;article-journal&quot;,&quot;container-title&quot;:&quot;Journal of the Learning Sciences&quot;,&quot;issue&quot;:&quot;4&quot;,&quot;volume&quot;:&quot;25&quot;,&quot;URL&quot;:&quot;https://www.tandfonline.com/doi/full/10.1080/10508406.2016.1204547&quot;,&quot;id&quot;:&quot;sannino_formative_2016&quot;,&quot;source&quot;:&quot;Crossref&quot;,&quot;language&quot;:&quot;en&quot;,&quot;page&quot;:&quot;599-633&quot;},&quot;uris&quot;:[&quot;http://zotero.org/users/1913249/items/TB35W5A6&quot;],&quot;prefix&quot;:&quot;&quot;}],&quot;citationID&quot;:&quot;sdrjuyxw&quot;} RNDfuohxxwmoe"/>&lt;Do Zotero Refresh: [@engestrom2006development; @haapasaari_emergence_2016; @sannino_formative_2016]&gt;<text:reference-mark-end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suffix&quot;:&quot;&quot;,&quot;uri&quot;:[&quot;http://zotero.org/users/1913249/items/UIKDSI5X&quot;],&quot;id&quot;:9119,&quot;itemData&quot;:{&quot;title&quot;:&quot;Development, movement and agency: Breaking away into mycorrhizae activities&quot;,&quot;citation-key&quot;:&quot;engestrom2006development&quot;,&quot;type&quot;:&quot;article-journal&quot;,&quot;container-title&quot;:&quot;Building activity theory in practice: Toward the next generation&quot;,&quot;author&quot;:[{&quot;given&quot;:&quot;Yrjö&quot;,&quot;family&quot;:&quot;Engeström&quot;}],&quot;id&quot;:&quot;engestrom2006development&quot;,&quot;volume&quot;:&quot;1&quot;,&quot;issued&quot;:{&quot;date-parts&quot;:[[&quot;2006&quot;]]},&quot;page&quot;:&quot;1–43&quot;},&quot;uris&quot;:[&quot;http://zotero.org/users/1913249/items/UIKDSI5X&quot;],&quot;prefix&quot;:&quot;&quot;},{&quot;suffix&quot;:&quot;&quot;,&quot;uri&quot;:[&quot;http://zotero.org/users/1913249/items/Q38UQIIH&quot;],&quot;id&quot;:3370,&quot;itemData&quot;:{&quot;volume&quot;:&quot;29&quot;,&quot;title&quot;:&quot;The emergence of learners’ transformative agency in a Change Laboratory intervention&quot;,&quot;URL&quot;:&quot;https://doi.org/10.1080/13639080.2014.900168&quot;,&quot;page&quot;:&quot;232-262&quot;,&quot;source&quot;:&quot;Taylor and Francis+NEJM&quot;,&quot;citation-key&quot;:&quot;haapasaari_emergence_2016&quot;,&quot;type&quot;:&quot;article-journal&quot;,&quot;container-title&quot;:&quot;Journal of Education and Work&quot;,&quot;issue&quot;:&quot;2&quot;,&quot;author&quot;:[{&quot;given&quot;:&quot;Arja&quot;,&quot;family&quot;:&quot;Haapasaari&quot;},{&quot;given&quot;:&quot;Yrjö&quot;,&quot;family&quot;:&quot;Engeström&quot;},{&quot;given&quot;:&quot;Hannele&quot;,&quot;family&quot;:&quot;Kerosuo&quot;}],&quot;issued&quot;:{&quot;date-parts&quot;:[[&quot;2016&quot;,2,17]]},&quot;ISSN&quot;:&quot;1363-9080&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accessed&quot;:{&quot;date-parts&quot;:[[&quot;2019&quot;,7,3]]}},&quot;uris&quot;:[&quot;http://zotero.org/users/1913249/items/Q38UQIIH&quot;],&quot;prefix&quot;:&quot;&quot;},{&quot;suffix&quot;:&quot;&quot;,&quot;uri&quot;:[&quot;http://zotero.org/users/1913249/items/TB35W5A6&quot;],&quot;id&quot;:3015,&quot;itemData&quot;:{&quot;citation-key&quot;:&quot;sannino_formative_2016&quot;,&quot;author&quot;:[{&quot;given&quot;:&quot;Annalisa&quot;,&quot;family&quot;:&quot;Sannino&quot;},{&quot;given&quot;:&quot;Yrjö&quot;,&quot;family&quot;:&quot;Engeström&quot;},{&quot;given&quot;:&quot;Monica&quot;,&quot;family&quot;:&quot;Lemo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title&quot;:&quot;Formative Interventions for Expansive Learning and Transformative Agency&quot;,&quot;issued&quot;:{&quot;date-parts&quot;:[[&quot;2016&quot;,10]]},&quot;type&quot;:&quot;article-journal&quot;,&quot;container-title&quot;:&quot;Journal of the Learning Sciences&quot;,&quot;issue&quot;:&quot;4&quot;,&quot;volume&quot;:&quot;25&quot;,&quot;URL&quot;:&quot;https://www.tandfonline.com/doi/full/10.1080/10508406.2016.1204547&quot;,&quot;id&quot;:&quot;sannino_formative_2016&quot;,&quot;source&quot;:&quot;Crossref&quot;,&quot;language&quot;:&quot;en&quot;,&quot;page&quot;:&quot;599-633&quot;},&quot;uris&quot;:[&quot;http://zotero.org/users/1913249/items/TB35W5A6&quot;],&quot;prefix&quot;:&quot;&quot;}],&quot;citationID&quot;:&quot;sdrjuyxw&quot;} RNDfuohxxwmoe"/>.</text:p>
      <text:p text:style-name="Text_20_body">LINK TO SECTION AFTER THE METAPHORS</text:p>
      <text:p text:style-name="Text_20_body"><text:span text:style-name="T2">How Dual Stimulation informs this</text:span></text:p>
      <text:p text:style-name="Text_20_body">The concept of dual stimulation can help illuminate the design and pedagogical tensions related to the interaction of designed and emergent tools and processes, shedding light on dimensions of participant agency.</text:p>
      <text:p text:style-name="Text_20_body">In research on the use of wiki technology by students Lund and Ramussen <text:reference-mark-start text:name="ZOTERO_ITEM CSL_CITATION {&quot;schema&quot;:&quot;https://github.com/citation-style-language/schema/raw/master/csl-citation.json&quot;,&quot;properties&quot;:{&quot;formattedCitation&quot;:&quot;[-@lund_right_2008-1]&quot;,&quot;noteIndex&quot;:0},&quot;citationItems&quot;:[{&quot;suffix&quot;:&quot;&quot;,&quot;prefix&quot;:&quot;&quot;,&quot;uri&quot;:[&quot;http://zotero.org/users/1913249/items/2HJ2KJMZ&quot;],&quot;suppress-author&quot;:true,&quot;itemData&quot;:{&quot;title-short&quot;:&quot;The right tool for the wrong task?&quot;,&quot;citation-key&quot;:&quot;lund_right_2008-1&quot;,&quot;author&quot;:[{&quot;given&quot;:&quot;Andreas&quot;,&quot;family&quot;:&quot;Lund&quot;},{&quot;given&quot;:&quot;Ingvill&quot;,&quot;family&quot;:&quot;Rasmussen&quot;}],&quot;ISSN&quot;:&quot;1556-1615&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DOI&quot;:&quot;10.1007/s11412-008-9050-8&quot;,&quot;accessed&quot;:{&quot;date-parts&quot;:[[&quot;2023&quot;,12,24]]},&quot;title&quot;:&quot;The right tool for the wrong task? Match and mismatch between first and second stimulus in double stimulation&quot;,&quot;issued&quot;:{&quot;date-parts&quot;:[[&quot;2008&quot;,12,1]]},&quot;type&quot;:&quot;article-journal&quot;,&quot;container-title&quot;:&quot;International Journal of Computer-Supported Collaborative Learning&quot;,&quot;issue&quot;:&quot;4&quot;,&quot;volume&quot;:&quot;3&quot;,&quot;URL&quot;:&quot;https://doi.org/10.1007/s11412-008-9050-8&quot;,&quot;page&quot;:&quot;387-412&quot;,&quot;id&quot;:&quot;lund_right_2008-1&quot;,&quot;source&quot;:&quot;Springer Link&quot;,&quot;language&quot;:&quot;en&quot;,&quot;container-title-short&quot;:&quot;Computer Supported Learning&quot;},&quot;uris&quot;:[&quot;http://zotero.org/users/1913249/items/2HJ2KJMZ&quot;],&quot;id&quot;:9192}],&quot;citationID&quot;:&quot;hwmmwmhe&quot;} RNDrsdpmvsefm"/>&lt;Do Zotero Refresh: [-@lund_right_2008-1]&gt;<text:reference-mark-end text:name="ZOTERO_ITEM CSL_CITATION {&quot;schema&quot;:&quot;https://github.com/citation-style-language/schema/raw/master/csl-citation.json&quot;,&quot;properties&quot;:{&quot;formattedCitation&quot;:&quot;[-@lund_right_2008-1]&quot;,&quot;noteIndex&quot;:0},&quot;citationItems&quot;:[{&quot;suffix&quot;:&quot;&quot;,&quot;prefix&quot;:&quot;&quot;,&quot;uri&quot;:[&quot;http://zotero.org/users/1913249/items/2HJ2KJMZ&quot;],&quot;suppress-author&quot;:true,&quot;itemData&quot;:{&quot;title-short&quot;:&quot;The right tool for the wrong task?&quot;,&quot;citation-key&quot;:&quot;lund_right_2008-1&quot;,&quot;author&quot;:[{&quot;given&quot;:&quot;Andreas&quot;,&quot;family&quot;:&quot;Lund&quot;},{&quot;given&quot;:&quot;Ingvill&quot;,&quot;family&quot;:&quot;Rasmussen&quot;}],&quot;ISSN&quot;:&quot;1556-1615&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DOI&quot;:&quot;10.1007/s11412-008-9050-8&quot;,&quot;accessed&quot;:{&quot;date-parts&quot;:[[&quot;2023&quot;,12,24]]},&quot;title&quot;:&quot;The right tool for the wrong task? Match and mismatch between first and second stimulus in double stimulation&quot;,&quot;issued&quot;:{&quot;date-parts&quot;:[[&quot;2008&quot;,12,1]]},&quot;type&quot;:&quot;article-journal&quot;,&quot;container-title&quot;:&quot;International Journal of Computer-Supported Collaborative Learning&quot;,&quot;issue&quot;:&quot;4&quot;,&quot;volume&quot;:&quot;3&quot;,&quot;URL&quot;:&quot;https://doi.org/10.1007/s11412-008-9050-8&quot;,&quot;page&quot;:&quot;387-412&quot;,&quot;id&quot;:&quot;lund_right_2008-1&quot;,&quot;source&quot;:&quot;Springer Link&quot;,&quot;language&quot;:&quot;en&quot;,&quot;container-title-short&quot;:&quot;Computer Supported Learning&quot;},&quot;uris&quot;:[&quot;http://zotero.org/users/1913249/items/2HJ2KJMZ&quot;],&quot;id&quot;:9192}],&quot;citationID&quot;:&quot;hwmmwmhe&quot;} RNDrsdpmvsefm"/>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schema&quot;:&quot;https://github.com/citation-style-language/schema/raw/master/csl-citation.json&quot;,&quot;properties&quot;:{&quot;formattedCitation&quot;:&quot;[@sannino_principle_2015]&quot;,&quot;noteIndex&quot;:0},&quot;citationItems&quot;:[{&quot;suffix&quot;:&quot;&quot;,&quot;uri&quot;:[&quot;http://zotero.org/users/1913249/items/7I43RJQP&quot;],&quot;id&quot;:3108,&quot;itemData&quot;:{&quot;title-short&quot;:&quot;The principle of double stimulation&quot;,&quot;citation-key&quot;:&quot;sannino_principle_2015&quot;,&quot;author&quot;:[{&quot;given&quot;:&quot;Annalisa&quot;,&quot;family&quot;:&quot;Sannino&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quot;:&quot;The principle of double stimulation: A path to volitional action&quot;,&quot;issued&quot;:{&quot;date-parts&quot;:[[&quot;2015&quot;,9,1]]},&quot;type&quot;:&quot;article-journal&quot;,&quot;container-title&quot;:&quot;Learning, Culture and Social Interaction&quot;,&quot;volume&quot;:&quot;6&quot;,&quot;URL&quot;:&quot;http://www.sciencedirect.com/science/article/pii/S2210656115000045&quot;,&quot;language&quot;:&quot;en&quot;,&quot;id&quot;:&quot;sannino_principle_2015&quot;,&quot;source&quot;:&quot;ScienceDirect&quot;,&quot;page&quot;:&quot;1-15&quot;,&quot;container-title-short&quot;:&quot;Learning, Culture and Social Interaction&quot;},&quot;uris&quot;:[&quot;http://zotero.org/users/1913249/items/7I43RJQP&quot;],&quot;prefix&quot;:&quot;&quot;}],&quot;citationID&quot;:&quot;ddjiyxqv&quot;} RNDvmikrpgdbc"/>&lt;Do Zotero Refresh: [@sannino_principle_2015]&gt;<text:reference-mark-end text:name="ZOTERO_ITEM CSL_CITATION {&quot;schema&quot;:&quot;https://github.com/citation-style-language/schema/raw/master/csl-citation.json&quot;,&quot;properties&quot;:{&quot;formattedCitation&quot;:&quot;[@sannino_principle_2015]&quot;,&quot;noteIndex&quot;:0},&quot;citationItems&quot;:[{&quot;suffix&quot;:&quot;&quot;,&quot;uri&quot;:[&quot;http://zotero.org/users/1913249/items/7I43RJQP&quot;],&quot;id&quot;:3108,&quot;itemData&quot;:{&quot;title-short&quot;:&quot;The principle of double stimulation&quot;,&quot;citation-key&quot;:&quot;sannino_principle_2015&quot;,&quot;author&quot;:[{&quot;given&quot;:&quot;Annalisa&quot;,&quot;family&quot;:&quot;Sannino&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quot;:&quot;The principle of double stimulation: A path to volitional action&quot;,&quot;issued&quot;:{&quot;date-parts&quot;:[[&quot;2015&quot;,9,1]]},&quot;type&quot;:&quot;article-journal&quot;,&quot;container-title&quot;:&quot;Learning, Culture and Social Interaction&quot;,&quot;volume&quot;:&quot;6&quot;,&quot;URL&quot;:&quot;http://www.sciencedirect.com/science/article/pii/S2210656115000045&quot;,&quot;language&quot;:&quot;en&quot;,&quot;id&quot;:&quot;sannino_principle_2015&quot;,&quot;source&quot;:&quot;ScienceDirect&quot;,&quot;page&quot;:&quot;1-15&quot;,&quot;container-title-short&quot;:&quot;Learning, Culture and Social Interaction&quot;},&quot;uris&quot;:[&quot;http://zotero.org/users/1913249/items/7I43RJQP&quot;],&quot;prefix&quot;:&quot;&quot;}],&quot;citationID&quot;:&quot;ddjiyxqv&quot;} RNDvmikrpgdbc"/> work on the volitional aspect of the process of double stimulation cautions ‘double stimulation cannot be subsumed to the general idea of mediation by symbolic tools’ <text:reference-mark-start text:name="ZOTERO_ITEM CSL_CITATION {&quot;schema&quot;:&quot;https://github.com/citation-style-language/schema/raw/master/csl-citation.json&quot;,&quot;properties&quot;:{&quot;formattedCitation&quot;:&quot;[-@sannino_principle_2015, p.2]&quot;,&quot;noteIndex&quot;:0},&quot;citationItems&quot;:[{&quot;prefix&quot;:&quot;&quot;,&quot;uri&quot;:[&quot;http://zotero.org/users/1913249/items/7I43RJQP&quot;],&quot;locator&quot;:&quot;2&quot;,&quot;suppress-author&quot;:true,&quot;itemData&quot;:{&quot;title-short&quot;:&quot;The principle of double stimulation&quot;,&quot;citation-key&quot;:&quot;sannino_principle_2015&quot;,&quot;author&quot;:[{&quot;given&quot;:&quot;Annalisa&quot;,&quot;family&quot;:&quot;Sannino&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quot;:&quot;The principle of double stimulation: A path to volitional action&quot;,&quot;issued&quot;:{&quot;date-parts&quot;:[[&quot;2015&quot;,9,1]]},&quot;type&quot;:&quot;article-journal&quot;,&quot;container-title&quot;:&quot;Learning, Culture and Social Interaction&quot;,&quot;volume&quot;:&quot;6&quot;,&quot;URL&quot;:&quot;http://www.sciencedirect.com/science/article/pii/S2210656115000045&quot;,&quot;language&quot;:&quot;en&quot;,&quot;id&quot;:&quot;sannino_principle_2015&quot;,&quot;source&quot;:&quot;ScienceDirect&quot;,&quot;page&quot;:&quot;1-15&quot;,&quot;container-title-short&quot;:&quot;Learning, Culture and Social Interaction&quot;},&quot;uris&quot;:[&quot;http://zotero.org/users/1913249/items/7I43RJQP&quot;],&quot;id&quot;:3108}],&quot;citationID&quot;:&quot;qjhiclyp&quot;} RNDgrtmewqnfo"/>&lt;Do Zotero Refresh: [-@sannino_principle_2015, p.2]&gt;<text:reference-mark-end text:name="ZOTERO_ITEM CSL_CITATION {&quot;schema&quot;:&quot;https://github.com/citation-style-language/schema/raw/master/csl-citation.json&quot;,&quot;properties&quot;:{&quot;formattedCitation&quot;:&quot;[-@sannino_principle_2015, p.2]&quot;,&quot;noteIndex&quot;:0},&quot;citationItems&quot;:[{&quot;prefix&quot;:&quot;&quot;,&quot;uri&quot;:[&quot;http://zotero.org/users/1913249/items/7I43RJQP&quot;],&quot;locator&quot;:&quot;2&quot;,&quot;suppress-author&quot;:true,&quot;itemData&quot;:{&quot;title-short&quot;:&quot;The principle of double stimulation&quot;,&quot;citation-key&quot;:&quot;sannino_principle_2015&quot;,&quot;author&quot;:[{&quot;given&quot;:&quot;Annalisa&quot;,&quot;family&quot;:&quot;Sannino&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accessed&quot;:{&quot;date-parts&quot;:[[&quot;2020&quot;,3,1]]},&quot;title&quot;:&quot;The principle of double stimulation: A path to volitional action&quot;,&quot;issued&quot;:{&quot;date-parts&quot;:[[&quot;2015&quot;,9,1]]},&quot;type&quot;:&quot;article-journal&quot;,&quot;container-title&quot;:&quot;Learning, Culture and Social Interaction&quot;,&quot;volume&quot;:&quot;6&quot;,&quot;URL&quot;:&quot;http://www.sciencedirect.com/science/article/pii/S2210656115000045&quot;,&quot;language&quot;:&quot;en&quot;,&quot;id&quot;:&quot;sannino_principle_2015&quot;,&quot;source&quot;:&quot;ScienceDirect&quot;,&quot;page&quot;:&quot;1-15&quot;,&quot;container-title-short&quot;:&quot;Learning, Culture and Social Interaction&quot;},&quot;uris&quot;:[&quot;http://zotero.org/users/1913249/items/7I43RJQP&quot;],&quot;id&quot;:3108}],&quot;citationID&quot;:&quot;qjhiclyp&quot;} RNDgrtmewqnfo"/>, it shares the a perspective that there is value in exploring the process to explore participants development of agency in professional and educational settings <text:reference-mark-start text:name="ZOTERO_ITEM CSL_CITATION {&quot;schema&quot;:&quot;https://github.com/citation-style-language/schema/raw/master/csl-citation.json&quot;,&quot;properties&quot;:{&quot;formattedCitation&quot;:&quot;[@sannino_formative_2016]&quot;,&quot;noteIndex&quot;:0},&quot;citationItems&quot;:[{&quot;suffix&quot;:&quot;&quot;,&quot;uri&quot;:[&quot;http://zotero.org/users/1913249/items/TB35W5A6&quot;],&quot;id&quot;:3015,&quot;itemData&quot;:{&quot;citation-key&quot;:&quot;sannino_formative_2016&quot;,&quot;author&quot;:[{&quot;given&quot;:&quot;Annalisa&quot;,&quot;family&quot;:&quot;Sannino&quot;},{&quot;given&quot;:&quot;Yrjö&quot;,&quot;family&quot;:&quot;Engeström&quot;},{&quot;given&quot;:&quot;Monica&quot;,&quot;family&quot;:&quot;Lemo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title&quot;:&quot;Formative Interventions for Expansive Learning and Transformative Agency&quot;,&quot;issued&quot;:{&quot;date-parts&quot;:[[&quot;2016&quot;,10]]},&quot;type&quot;:&quot;article-journal&quot;,&quot;container-title&quot;:&quot;Journal of the Learning Sciences&quot;,&quot;issue&quot;:&quot;4&quot;,&quot;volume&quot;:&quot;25&quot;,&quot;URL&quot;:&quot;https://www.tandfonline.com/doi/full/10.1080/10508406.2016.1204547&quot;,&quot;id&quot;:&quot;sannino_formative_2016&quot;,&quot;source&quot;:&quot;Crossref&quot;,&quot;language&quot;:&quot;en&quot;,&quot;page&quot;:&quot;599-633&quot;},&quot;uris&quot;:[&quot;http://zotero.org/users/1913249/items/TB35W5A6&quot;],&quot;prefix&quot;:&quot;&quot;}],&quot;citationID&quot;:&quot;lvkgisqz&quot;} RNDixdkauuhcw"/>&lt;Do Zotero Refresh: [@sannino_formative_2016]&gt;<text:reference-mark-end text:name="ZOTERO_ITEM CSL_CITATION {&quot;schema&quot;:&quot;https://github.com/citation-style-language/schema/raw/master/csl-citation.json&quot;,&quot;properties&quot;:{&quot;formattedCitation&quot;:&quot;[@sannino_formative_2016]&quot;,&quot;noteIndex&quot;:0},&quot;citationItems&quot;:[{&quot;suffix&quot;:&quot;&quot;,&quot;uri&quot;:[&quot;http://zotero.org/users/1913249/items/TB35W5A6&quot;],&quot;id&quot;:3015,&quot;itemData&quot;:{&quot;citation-key&quot;:&quot;sannino_formative_2016&quot;,&quot;author&quot;:[{&quot;given&quot;:&quot;Annalisa&quot;,&quot;family&quot;:&quot;Sannino&quot;},{&quot;given&quot;:&quot;Yrjö&quot;,&quot;family&quot;:&quot;Engeström&quot;},{&quot;given&quot;:&quot;Monica&quot;,&quot;family&quot;:&quot;Lemo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title&quot;:&quot;Formative Interventions for Expansive Learning and Transformative Agency&quot;,&quot;issued&quot;:{&quot;date-parts&quot;:[[&quot;2016&quot;,10]]},&quot;type&quot;:&quot;article-journal&quot;,&quot;container-title&quot;:&quot;Journal of the Learning Sciences&quot;,&quot;issue&quot;:&quot;4&quot;,&quot;volume&quot;:&quot;25&quot;,&quot;URL&quot;:&quot;https://www.tandfonline.com/doi/full/10.1080/10508406.2016.1204547&quot;,&quot;id&quot;:&quot;sannino_formative_2016&quot;,&quot;source&quot;:&quot;Crossref&quot;,&quot;language&quot;:&quot;en&quot;,&quot;page&quot;:&quot;599-633&quot;},&quot;uris&quot;:[&quot;http://zotero.org/users/1913249/items/TB35W5A6&quot;],&quot;prefix&quot;:&quot;&quot;}],&quot;citationID&quot;:&quot;lvkgisqz&quot;} RNDixdkauuhcw"/>.</text:p>
      <text:p text:style-name="Text_20_body">For example in my design: Introducing additional tools in the form of documentation to the initial coding environment and template provided in early stages introduced tensions between the opportunities for independent development and the additional complexity of the process.</text:p>
      <text:p text:style-name="Text_20_body">More examples linking DS to practice follow after exploring agency using metaphors.</text:p>
      <text:h text:style-name="Heading_20_3" text:outline-level="3"><text:bookmark-start text:name="metaphors"/>Metaphors<text:bookmark-end text:name="metaphors"/></text:h>
      <text:p text:style-name="First_20_paragraph">How does this all fit together?</text:p>
      <text:h text:style-name="Heading_20_4" text:outline-level="4"><text:bookmark-start text:name="kedging-anchor-metaphor"/>Kedging anchor metaphor<text:bookmark-end text:name="kedging-anchor-metaphor"/></text:h>
      <text:p text:style-name="First_20_paragraph">Sannino augments the concept of transformative agency by double stimulation (TADS) with a metaphor of a sea vessel warping using kedging anchors.</text:p>
      <text:p text:style-name="P21">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p text:style-name="Text_20_body">The following section integrates affordance theory into a metaphor to encompass concerns of a more structured learning design.</text:p>
      <text:h text:style-name="Heading_20_4" text:outline-level="4"><text:bookmark-start text:name="affordances-as-catching-points-metaphor"/>Affordances as catching points metaphor<text:bookmark-end text:name="affordances-as-catching-points-metaphor"/></text:h>
      <text:p text:style-name="First_20_paragraph">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hus affordances in the learning design can be viewed in this frame as a catching point for these anchors <text:reference-mark-start text:name="ZOTERO_ITEM CSL_CITATION {&quot;schema&quot;:&quot;https://github.com/citation-style-language/schema/raw/master/csl-citation.json&quot;,&quot;properties&quot;:{&quot;formattedCitation&quot;:&quot;[@hopwood_agency_2022]&quot;,&quot;noteIndex&quot;:0},&quot;citationItems&quot;:[{&quot;suffix&quot;:&quot;&quot;,&quot;uri&quot;:[&quot;http://zotero.org/users/1913249/items/RZ2E7GK8&quot;],&quot;id&quot;:3717,&quot;itemData&quot;:{&quot;title-short&quot;:&quot;Agency in cultural-historical activity theory&quot;,&quot;citation-key&quot;:&quot;hopwood_agency_2022&quot;,&quot;author&quot;:[{&quot;given&quot;:&quot;Nick&quot;,&quot;family&quot;:&quot;Hopwood&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accessed&quot;:{&quot;date-parts&quot;:[[&quot;2023&quot;,2,22]]},&quot;publisher&quot;:&quot;Routledge&quot;,&quot;title&quot;:&quot;Agency in cultural-historical activity theory: strengthening commitment to social transformation&quot;,&quot;issued&quot;:{&quot;date-parts&quot;:[[&quot;2022&quot;,4,3]]},&quot;type&quot;:&quot;article-journal&quot;,&quot;container-title&quot;:&quot;Mind, Culture, and Activity&quot;,&quot;issue&quot;:&quot;2&quot;,&quot;volume&quot;:&quot;29&quot;,&quot;id&quot;:&quot;hopwood_agency_2022&quot;,&quot;source&quot;:&quot;Taylor and Francis+NEJM&quot;,&quot;URL&quot;:&quot;https://doi.org/10.1080/10749039.2022.2092151&quot;,&quot;page&quot;:&quot;108-122&quot;},&quot;uris&quot;:[&quot;http://zotero.org/users/1913249/items/RZ2E7GK8&quot;],&quot;prefix&quot;:&quot;&quot;}],&quot;citationID&quot;:&quot;sblzsfmw&quot;} RNDccjhrvdbbl"/>&lt;Do Zotero Refresh: [@hopwood_agency_2022]&gt;<text:reference-mark-end text:name="ZOTERO_ITEM CSL_CITATION {&quot;schema&quot;:&quot;https://github.com/citation-style-language/schema/raw/master/csl-citation.json&quot;,&quot;properties&quot;:{&quot;formattedCitation&quot;:&quot;[@hopwood_agency_2022]&quot;,&quot;noteIndex&quot;:0},&quot;citationItems&quot;:[{&quot;suffix&quot;:&quot;&quot;,&quot;uri&quot;:[&quot;http://zotero.org/users/1913249/items/RZ2E7GK8&quot;],&quot;id&quot;:3717,&quot;itemData&quot;:{&quot;title-short&quot;:&quot;Agency in cultural-historical activity theory&quot;,&quot;citation-key&quot;:&quot;hopwood_agency_2022&quot;,&quot;author&quot;:[{&quot;given&quot;:&quot;Nick&quot;,&quot;family&quot;:&quot;Hopwood&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accessed&quot;:{&quot;date-parts&quot;:[[&quot;2023&quot;,2,22]]},&quot;publisher&quot;:&quot;Routledge&quot;,&quot;title&quot;:&quot;Agency in cultural-historical activity theory: strengthening commitment to social transformation&quot;,&quot;issued&quot;:{&quot;date-parts&quot;:[[&quot;2022&quot;,4,3]]},&quot;type&quot;:&quot;article-journal&quot;,&quot;container-title&quot;:&quot;Mind, Culture, and Activity&quot;,&quot;issue&quot;:&quot;2&quot;,&quot;volume&quot;:&quot;29&quot;,&quot;id&quot;:&quot;hopwood_agency_2022&quot;,&quot;source&quot;:&quot;Taylor and Francis+NEJM&quot;,&quot;URL&quot;:&quot;https://doi.org/10.1080/10749039.2022.2092151&quot;,&quot;page&quot;:&quot;108-122&quot;},&quot;uris&quot;:[&quot;http://zotero.org/users/1913249/items/RZ2E7GK8&quot;],&quot;prefix&quot;:&quot;&quot;}],&quot;citationID&quot;:&quot;sblzsfmw&quot;} RNDccjhrvdbbl"/>. An effective learning environment provides a sea bed with many rocks (affordances) for warping anchors (volitional acts of participant agency to transform learning) <text:reference-mark-start text:name="ZOTERO_ITEM CSL_CITATION {&quot;schema&quot;:&quot;https://github.com/citation-style-language/schema/raw/master/csl-citation.json&quot;,&quot;properties&quot;:{&quot;formattedCitation&quot;:&quot;[@aagaard_teacher_2022]&quot;,&quot;noteIndex&quot;:0},&quot;citationItems&quot;:[{&quot;suffix&quot;:&quot;&quot;,&quot;uri&quot;:[&quot;http://zotero.org/users/1913249/items/GEDPYN8B&quot;],&quot;id&quot;:8791,&quot;itemData&quot;:{&quot;title-short&quot;:&quot;Teacher educator in a digital age&quot;,&quot;citation-key&quot;:&quot;aagaard_teacher_2022&quot;,&quot;author&quot;:[{&quot;given&quot;:&quot;Toril&quot;,&quot;family&quot;:&quot;Aagaard&quot;},{&quot;given&quot;:&quot;Agnete&quot;,&quot;family&quot;:&quot;Bueie&quot;},{&quot;given&quot;:&quot;Hjørdis&quot;,&quot;family&quot;:&quot;Hjukse&quot;}],&quot;ISSN&quot;:&quot;0809-6724, 1891-943X&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DOI&quot;:&quot;10.18261/njdl.17.1.3&quot;,&quot;accessed&quot;:{&quot;date-parts&quot;:[[&quot;2023&quot;,6,19]]},&quot;title&quot;:&quot;Teacher educator in a digital age: A study of transformative agency&quot;,&quot;issued&quot;:{&quot;date-parts&quot;:[[&quot;2022&quot;,4,5]]},&quot;type&quot;:&quot;article-journal&quot;,&quot;container-title&quot;:&quot;Nordic Journal of Digital Literacy&quot;,&quot;issue&quot;:&quot;1&quot;,&quot;volume&quot;:&quot;17&quot;,&quot;URL&quot;:&quot;http://www.idunn.no/doi/10.18261/njdl.17.1.3&quot;,&quot;page&quot;:&quot;31-45&quot;,&quot;id&quot;:&quot;aagaard_teacher_2022&quot;,&quot;source&quot;:&quot;DOI.org (Crossref)&quot;,&quot;language&quot;:&quot;en&quot;,&quot;container-title-short&quot;:&quot;NJDL&quot;},&quot;uris&quot;:[&quot;http://zotero.org/users/1913249/items/GEDPYN8B&quot;],&quot;prefix&quot;:&quot;&quot;}],&quot;citationID&quot;:&quot;urldppnp&quot;} RNDjhxmepnqpg"/>&lt;Do Zotero Refresh: [@aagaard_teacher_2022]&gt;<text:reference-mark-end text:name="ZOTERO_ITEM CSL_CITATION {&quot;schema&quot;:&quot;https://github.com/citation-style-language/schema/raw/master/csl-citation.json&quot;,&quot;properties&quot;:{&quot;formattedCitation&quot;:&quot;[@aagaard_teacher_2022]&quot;,&quot;noteIndex&quot;:0},&quot;citationItems&quot;:[{&quot;suffix&quot;:&quot;&quot;,&quot;uri&quot;:[&quot;http://zotero.org/users/1913249/items/GEDPYN8B&quot;],&quot;id&quot;:8791,&quot;itemData&quot;:{&quot;title-short&quot;:&quot;Teacher educator in a digital age&quot;,&quot;citation-key&quot;:&quot;aagaard_teacher_2022&quot;,&quot;author&quot;:[{&quot;given&quot;:&quot;Toril&quot;,&quot;family&quot;:&quot;Aagaard&quot;},{&quot;given&quot;:&quot;Agnete&quot;,&quot;family&quot;:&quot;Bueie&quot;},{&quot;given&quot;:&quot;Hjørdis&quot;,&quot;family&quot;:&quot;Hjukse&quot;}],&quot;ISSN&quot;:&quot;0809-6724, 1891-943X&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DOI&quot;:&quot;10.18261/njdl.17.1.3&quot;,&quot;accessed&quot;:{&quot;date-parts&quot;:[[&quot;2023&quot;,6,19]]},&quot;title&quot;:&quot;Teacher educator in a digital age: A study of transformative agency&quot;,&quot;issued&quot;:{&quot;date-parts&quot;:[[&quot;2022&quot;,4,5]]},&quot;type&quot;:&quot;article-journal&quot;,&quot;container-title&quot;:&quot;Nordic Journal of Digital Literacy&quot;,&quot;issue&quot;:&quot;1&quot;,&quot;volume&quot;:&quot;17&quot;,&quot;URL&quot;:&quot;http://www.idunn.no/doi/10.18261/njdl.17.1.3&quot;,&quot;page&quot;:&quot;31-45&quot;,&quot;id&quot;:&quot;aagaard_teacher_2022&quot;,&quot;source&quot;:&quot;DOI.org (Crossref)&quot;,&quot;language&quot;:&quot;en&quot;,&quot;container-title-short&quot;:&quot;NJDL&quot;},&quot;uris&quot;:[&quot;http://zotero.org/users/1913249/items/GEDPYN8B&quot;],&quot;prefix&quot;:&quot;&quot;}],&quot;citationID&quot;:&quot;urldppnp&quot;} RNDjhxmepnqpg"/>.</text:p>
      <text:p text:style-name="Text_20_body">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o shift the metaphor here, 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h text:style-name="Heading_20_3" text:outline-level="3"><text:bookmark-start text:name="playgrounds-and-sheltered-harbours"/>Playgrounds and sheltered harbours<text:bookmark-end text:name="playgrounds-and-sheltered-harbour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schema&quot;:&quot;https://github.com/citation-style-language/schema/raw/master/csl-citation.json&quot;,&quot;properties&quot;:{&quot;formattedCitation&quot;:&quot;[@hagge_coding_2018]&quot;,&quot;noteIndex&quot;:0},&quot;citationItems&quot;:[{&quot;suffix&quot;:&quot;&quot;,&quot;uri&quot;:[&quot;http://zotero.org/users/1913249/items/YFNF7DZG&quot;],&quot;id&quot;:8853,&quot;itemData&quot;:{&quot;title-short&quot;:&quot;Coding to Create&quot;,&quot;citation-key&quot;:&quot;hagge_coding_2018&quot;,&quot;author&quot;:[{&quot;given&quot;:&quot;Julia&quot;,&quot;family&quot;:&quot;Hagge&quot;}],&quot;ISSN&quot;:&quot;2211-1670&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DOI&quot;:&quot;10.1007/s10758-018-9359-y&quot;,&quot;accessed&quot;:{&quot;date-parts&quot;:[[&quot;2023&quot;,6,26]]},&quot;title&quot;:&quot;Coding to Create: A Subtext of Decisions as Early Adolescents Design Digital Media&quot;,&quot;issued&quot;:{&quot;date-parts&quot;:[[&quot;2018&quot;,7,1]]},&quot;type&quot;:&quot;article-journal&quot;,&quot;container-title&quot;:&quot;Technology, Knowledge and Learning&quot;,&quot;issue&quot;:&quot;2&quot;,&quot;volume&quot;:&quot;23&quot;,&quot;URL&quot;:&quot;https://doi.org/10.1007/s10758-018-9359-y&quot;,&quot;page&quot;:&quot;247-271&quot;,&quot;id&quot;:&quot;hagge_coding_2018&quot;,&quot;source&quot;:&quot;Springer Link&quot;,&quot;language&quot;:&quot;en&quot;,&quot;container-title-short&quot;:&quot;Tech Know Learn&quot;},&quot;uris&quot;:[&quot;http://zotero.org/users/1913249/items/YFNF7DZG&quot;],&quot;prefix&quot;:&quot;&quot;}],&quot;citationID&quot;:&quot;vbcyemfv&quot;} RNDhjwivraguq"/>&lt;Do Zotero Refresh: [@hagge_coding_2018]&gt;<text:reference-mark-end text:name="ZOTERO_ITEM CSL_CITATION {&quot;schema&quot;:&quot;https://github.com/citation-style-language/schema/raw/master/csl-citation.json&quot;,&quot;properties&quot;:{&quot;formattedCitation&quot;:&quot;[@hagge_coding_2018]&quot;,&quot;noteIndex&quot;:0},&quot;citationItems&quot;:[{&quot;suffix&quot;:&quot;&quot;,&quot;uri&quot;:[&quot;http://zotero.org/users/1913249/items/YFNF7DZG&quot;],&quot;id&quot;:8853,&quot;itemData&quot;:{&quot;title-short&quot;:&quot;Coding to Create&quot;,&quot;citation-key&quot;:&quot;hagge_coding_2018&quot;,&quot;author&quot;:[{&quot;given&quot;:&quot;Julia&quot;,&quot;family&quot;:&quot;Hagge&quot;}],&quot;ISSN&quot;:&quot;2211-1670&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DOI&quot;:&quot;10.1007/s10758-018-9359-y&quot;,&quot;accessed&quot;:{&quot;date-parts&quot;:[[&quot;2023&quot;,6,26]]},&quot;title&quot;:&quot;Coding to Create: A Subtext of Decisions as Early Adolescents Design Digital Media&quot;,&quot;issued&quot;:{&quot;date-parts&quot;:[[&quot;2018&quot;,7,1]]},&quot;type&quot;:&quot;article-journal&quot;,&quot;container-title&quot;:&quot;Technology, Knowledge and Learning&quot;,&quot;issue&quot;:&quot;2&quot;,&quot;volume&quot;:&quot;23&quot;,&quot;URL&quot;:&quot;https://doi.org/10.1007/s10758-018-9359-y&quot;,&quot;page&quot;:&quot;247-271&quot;,&quot;id&quot;:&quot;hagge_coding_2018&quot;,&quot;source&quot;:&quot;Springer Link&quot;,&quot;language&quot;:&quot;en&quot;,&quot;container-title-short&quot;:&quot;Tech Know Learn&quot;},&quot;uris&quot;:[&quot;http://zotero.org/users/1913249/items/YFNF7DZG&quot;],&quot;prefix&quot;:&quot;&quot;}],&quot;citationID&quot;:&quot;vbcyemfv&quot;} RNDhjwivraguq"/>. Thus to make one addition to the metaphor this design is like a sea-harbour, tools like Scratch are like a swimming pool.</text:p>
      <text:p text:style-name="Text_20_body"><text:span text:style-name="T2">Growing / Gardening metaphors</text:span></text:p>
      <text:p text:style-name="Text_20_body">We can substitute the metaphor of playground/ harbour with that of a walled garden.</text:p>
      <text:p text:style-name="Text_20_body">The title to this chapter is <text:span text:style-name="T3">Seeding and Nurturing Game Making Communities to Facilitate Learner Agency</text:span>. It could be extended to <text:span text:style-name="T3">Rewilding</text:span> metaphor to reflect the importance of leaving learners to evolve their own processes as a form of authorial and transformational agency, albeit within the forms of pedagogical walled gardens.</text:p>
      <text:p text:style-name="Text_20_body"><text:span text:style-name="T2">The freedoms and restrictions of playgrounds</text:span></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4" text:outline-level="4"><text:bookmark-start text:name="nurturing-agency-by-creating-space-for-emergent-practices"/>Nurturing agency by creating space for emergent practices<text:bookmark-end text:name="nurturing-agency-by-creating-space-for-emergent-practices"/></text:h>
      <text:p text:style-name="First_20_paragraph"><text:span text:style-name="T2">What relevance does the previous poetic description of agency have on practitioners and reserachers in this area?</text:span></text:p>
      <text:p text:style-name="Text_20_body">THIS SECTION IS STILL UNDER DEVELOPMENT</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2" text:outline-level="2"><text:bookmark-start text:name="exploring-conceptions-of-agency-via-a-synthesis-of-the-findings-of-this-study-using-metaphors-above"/>Exploring conceptions of agency via a synthesis of the findings of this study (using metaphors above)<text:bookmark-end text:name="exploring-conceptions-of-agency-via-a-synthesis-of-the-findings-of-this-study-using-metaphors-above"/></text:h>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Chapter 4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schema&quot;:&quot;https://github.com/citation-style-language/schema/raw/master/csl-citation.json&quot;,&quot;properties&quot;:{&quot;formattedCitation&quot;:&quot;[@resnick_design_2005]&quot;,&quot;noteIndex&quot;:0},&quot;citationItems&quot;:[{&quot;suffix&quot;:&quot;&quot;,&quot;uri&quot;:[&quot;http://zotero.org/users/1913249/items/B657GVMG&quot;],&quot;id&quot;:1621,&quot;itemData&quot;:{&quot;title&quot;:&quot;Design principles for tools to support creative thinking&quot;,&quot;citation-key&quot;:&quot;resnick_design_2005&quot;,&quot;type&quot;:&quot;article-journal&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source&quot;:&quot;Google Scholar&quot;,&quot;issued&quot;:{&quot;date-parts&quot;:[[&quot;2005&quot;]]},&quot;accessed&quot;:{&quot;date-parts&quot;:[[&quot;2017&quot;,3,14]]}},&quot;uris&quot;:[&quot;http://zotero.org/users/1913249/items/B657GVMG&quot;],&quot;prefix&quot;:&quot;&quot;}],&quot;citationID&quot;:&quot;viffpcru&quot;} RNDsfkilgkneo"/>&lt;Do Zotero Refresh: [@resnick_design_2005]&gt;<text:reference-mark-end text:name="ZOTERO_ITEM CSL_CITATION {&quot;schema&quot;:&quot;https://github.com/citation-style-language/schema/raw/master/csl-citation.json&quot;,&quot;properties&quot;:{&quot;formattedCitation&quot;:&quot;[@resnick_design_2005]&quot;,&quot;noteIndex&quot;:0},&quot;citationItems&quot;:[{&quot;suffix&quot;:&quot;&quot;,&quot;uri&quot;:[&quot;http://zotero.org/users/1913249/items/B657GVMG&quot;],&quot;id&quot;:1621,&quot;itemData&quot;:{&quot;title&quot;:&quot;Design principles for tools to support creative thinking&quot;,&quot;citation-key&quot;:&quot;resnick_design_2005&quot;,&quot;type&quot;:&quot;article-journal&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source&quot;:&quot;Google Scholar&quot;,&quot;issued&quot;:{&quot;date-parts&quot;:[[&quot;2005&quot;]]},&quot;accessed&quot;:{&quot;date-parts&quot;:[[&quot;2017&quot;,3,14]]}},&quot;uris&quot;:[&quot;http://zotero.org/users/1913249/items/B657GVMG&quot;],&quot;prefix&quot;:&quot;&quot;}],&quot;citationID&quot;:&quot;viffpcru&quot;} RNDsfkilgkneo"/>. Techniques or concepts which are embodied in both the Scratch software and the adaptations to the tool set of this intervention include:</text:p>
      <text:list text:style-name="L15">
        <text:list-item>
          <text:p text:style-name="P22">reducing barriers to entry through techniques to avoid code syntax errors</text:p>
        </text:list-item>
        <text:list-item>
          <text:p text:style-name="P22">increasing engagement with a code authoring environment that provides live feedback of the results of code output</text:p>
        </text:list-item>
        <text:list-item>
          <text:p text:style-name="P22">supporting immediacy of creative process by providing a library of assets.</text:p>
        </text:list-item>
        <text:list-item>
          <text:p text:style-name="P22">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schema&quot;:&quot;https://github.com/citation-style-language/schema/raw/master/csl-citation.json&quot;,&quot;properties&quot;:{&quot;formattedCitation&quot;:&quot;[@resnick_reflections_2005]&quot;,&quot;noteIndex&quot;:0},&quot;citationItems&quot;:[{&quot;suffix&quot;:&quot;&quot;,&quot;uri&quot;:[&quot;http://zotero.org/users/1913249/items/VWHA2FJX&quot;],&quot;id&quot;:1095,&quot;itemData&quot;:{&quot;publisher&quot;:&quot;ACM&quot;,&quot;title&quot;:&quot;Some reflections on designing construction kits for kids&quot;,&quot;citation-key&quot;:&quot;resnick_reflections_2005&quot;,&quot;type&quot;:&quot;paper-conference&quot;,&quot;container-title&quot;:&quot;Proceedings of the 2005 conference on Interaction design and children&quot;,&quot;author&quot;:[{&quot;given&quot;:&quot;Mitchel&quot;,&quot;family&quot;:&quot;Resnick&quot;},{&quot;given&quot;:&quot;Brian&quot;,&quot;family&quot;:&quot;Silverman&quot;}],&quot;URL&quot;:&quot;http://dl.acm.org/citation.cfm?id=1109556&quot;,&quot;page&quot;:&quot;117–122&quot;,&quot;id&quot;:&quot;resnick_reflections_2005&quot;,&quot;source&quot;:&quot;Google Scholar&quot;,&quot;issued&quot;:{&quot;date-parts&quot;:[[&quot;2005&quot;]]},&quot;accessed&quot;:{&quot;date-parts&quot;:[[&quot;2015&quot;,5,9]]}},&quot;uris&quot;:[&quot;http://zotero.org/users/1913249/items/VWHA2FJX&quot;],&quot;prefix&quot;:&quot;&quot;}],&quot;citationID&quot;:&quot;ajjhtgqo&quot;} RNDxrvsiqanvq"/>&lt;Do Zotero Refresh: [@resnick_reflections_2005]&gt;<text:reference-mark-end text:name="ZOTERO_ITEM CSL_CITATION {&quot;schema&quot;:&quot;https://github.com/citation-style-language/schema/raw/master/csl-citation.json&quot;,&quot;properties&quot;:{&quot;formattedCitation&quot;:&quot;[@resnick_reflections_2005]&quot;,&quot;noteIndex&quot;:0},&quot;citationItems&quot;:[{&quot;suffix&quot;:&quot;&quot;,&quot;uri&quot;:[&quot;http://zotero.org/users/1913249/items/VWHA2FJX&quot;],&quot;id&quot;:1095,&quot;itemData&quot;:{&quot;publisher&quot;:&quot;ACM&quot;,&quot;title&quot;:&quot;Some reflections on designing construction kits for kids&quot;,&quot;citation-key&quot;:&quot;resnick_reflections_2005&quot;,&quot;type&quot;:&quot;paper-conference&quot;,&quot;container-title&quot;:&quot;Proceedings of the 2005 conference on Interaction design and children&quot;,&quot;author&quot;:[{&quot;given&quot;:&quot;Mitchel&quot;,&quot;family&quot;:&quot;Resnick&quot;},{&quot;given&quot;:&quot;Brian&quot;,&quot;family&quot;:&quot;Silverman&quot;}],&quot;URL&quot;:&quot;http://dl.acm.org/citation.cfm?id=1109556&quot;,&quot;page&quot;:&quot;117–122&quot;,&quot;id&quot;:&quot;resnick_reflections_2005&quot;,&quot;source&quot;:&quot;Google Scholar&quot;,&quot;issued&quot;:{&quot;date-parts&quot;:[[&quot;2005&quot;]]},&quot;accessed&quot;:{&quot;date-parts&quot;:[[&quot;2015&quot;,5,9]]}},&quot;uris&quot;:[&quot;http://zotero.org/users/1913249/items/VWHA2FJX&quot;],&quot;prefix&quot;:&quot;&quot;}],&quot;citationID&quot;:&quot;ajjhtgqo&quot;} RNDxrvsiqanvq"/>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3">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schema&quot;:&quot;https://github.com/citation-style-language/schema/raw/master/csl-citation.json&quot;,&quot;properties&quot;:{&quot;formattedCitation&quot;:&quot;[@ratto_critical_2011]&quot;,&quot;noteIndex&quot;:0},&quot;citationItems&quot;:[{&quot;suffix&quot;:&quot;&quot;,&quot;uri&quot;:[&quot;http://zotero.org/users/1913249/items/HJ5BINMM&quot;],&quot;id&quot;:1820,&quot;itemData&quot;:{&quot;title-short&quot;:&quot;Critical Making&quot;,&quot;citation-key&quot;:&quot;ratto_critical_2011&quot;,&quot;author&quot;:[{&quot;given&quot;:&quot;Matt&quot;,&quot;family&quot;:&quot;Ratto&quot;}],&quot;ISSN&quot;:&quot;0197-2243, 1087-6537&quot;,&quot;language&quot;:&quot;en&quot;,&quot;DOI&quot;:&quot;10.1080/01972243.2011.583819&quot;,&quot;accessed&quot;:{&quot;date-parts&quot;:[[&quot;2017&quot;,10,21]]},&quot;title&quot;:&quot;Critical Making: Conceptual and Material Studies in Technology and Social Life&quot;,&quot;issued&quot;:{&quot;date-parts&quot;:[[&quot;2011&quot;]]},&quot;type&quot;:&quot;article-journal&quot;,&quot;container-title&quot;:&quot;The Information Society&quot;,&quot;issue&quot;:&quot;4&quot;,&quot;volume&quot;:&quot;27&quot;,&quot;id&quot;:&quot;ratto_critical_2011&quot;,&quot;source&quot;:&quot;CrossRef&quot;,&quot;URL&quot;:&quot;http://www.tandfonline.com/doi/abs/10.1080/01972243.2011.583819&quot;,&quot;page&quot;:&quot;252-260&quot;},&quot;uris&quot;:[&quot;http://zotero.org/users/1913249/items/HJ5BINMM&quot;],&quot;prefix&quot;:&quot;&quot;}],&quot;citationID&quot;:&quot;qnkjsurd&quot;} RNDabreqsoaah"/>&lt;Do Zotero Refresh: [@ratto_critical_2011]&gt;<text:reference-mark-end text:name="ZOTERO_ITEM CSL_CITATION {&quot;schema&quot;:&quot;https://github.com/citation-style-language/schema/raw/master/csl-citation.json&quot;,&quot;properties&quot;:{&quot;formattedCitation&quot;:&quot;[@ratto_critical_2011]&quot;,&quot;noteIndex&quot;:0},&quot;citationItems&quot;:[{&quot;suffix&quot;:&quot;&quot;,&quot;uri&quot;:[&quot;http://zotero.org/users/1913249/items/HJ5BINMM&quot;],&quot;id&quot;:1820,&quot;itemData&quot;:{&quot;title-short&quot;:&quot;Critical Making&quot;,&quot;citation-key&quot;:&quot;ratto_critical_2011&quot;,&quot;author&quot;:[{&quot;given&quot;:&quot;Matt&quot;,&quot;family&quot;:&quot;Ratto&quot;}],&quot;ISSN&quot;:&quot;0197-2243, 1087-6537&quot;,&quot;language&quot;:&quot;en&quot;,&quot;DOI&quot;:&quot;10.1080/01972243.2011.583819&quot;,&quot;accessed&quot;:{&quot;date-parts&quot;:[[&quot;2017&quot;,10,21]]},&quot;title&quot;:&quot;Critical Making: Conceptual and Material Studies in Technology and Social Life&quot;,&quot;issued&quot;:{&quot;date-parts&quot;:[[&quot;2011&quot;]]},&quot;type&quot;:&quot;article-journal&quot;,&quot;container-title&quot;:&quot;The Information Society&quot;,&quot;issue&quot;:&quot;4&quot;,&quot;volume&quot;:&quot;27&quot;,&quot;id&quot;:&quot;ratto_critical_2011&quot;,&quot;source&quot;:&quot;CrossRef&quot;,&quot;URL&quot;:&quot;http://www.tandfonline.com/doi/abs/10.1080/01972243.2011.583819&quot;,&quot;page&quot;:&quot;252-260&quot;},&quot;uris&quot;:[&quot;http://zotero.org/users/1913249/items/HJ5BINMM&quot;],&quot;prefix&quot;:&quot;&quot;}],&quot;citationID&quot;:&quot;qnkjsurd&quot;} RNDabreqsoaah"/>, a process which playfully surfaces Latour’s <text:reference-mark-start text:name="ZOTERO_ITEM CSL_CITATION {&quot;schema&quot;:&quot;https://github.com/citation-style-language/schema/raw/master/csl-citation.json&quot;,&quot;properties&quot;:{&quot;formattedCitation&quot;:&quot;[@weibel_making_2005; @latour_cautious_2008]&quot;,&quot;noteIndex&quot;:0},&quot;citationItems&quot;:[{&quot;suffix&quot;:&quot;&quot;,&quot;uri&quot;:[&quot;http://zotero.org/users/1913249/items/JD6BRVRE&quot;],&quot;id&quot;:3504,&quot;itemData&quot;:{&quot;publisher&quot;:&quot;MIT Press&quot;,&quot;title&quot;:&quot;Making Things Public : Atmospheres of Democracy&quot;,&quot;type&quot;:&quot;book&quot;,&quot;issued&quot;:{&quot;date-parts&quot;:[[&quot;2005&quot;]]},&quot;number-of-pages&quot;:&quot;1072&quot;,&quot;URL&quot;:&quot;https://hal.archives-ouvertes.fr/hal-02057286&quot;,&quot;editor&quot;:[{&quot;given&quot;:&quot;Peter&quot;,&quot;family&quot;:&quot;Weibel&quot;},{&quot;given&quot;:&quot;Bruno&quot;,&quot;family&quot;:&quot;Latour&quot;}],&quot;author&quot;:[{&quot;given&quot;:&quot;Peter&quot;,&quot;family&quot;:&quot;Weibel&quot;},{&quot;given&quot;:&quot;Bruno&quot;,&quot;family&quot;:&quot;Latour&quot;}],&quot;title-short&quot;:&quot;Making Things Public&quot;,&quot;source&quot;:&quot;HAL Archives Ouvertes&quot;,&quot;id&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accessed&quot;:{&quot;date-parts&quot;:[[&quot;2020&quot;,8,30]]}},&quot;uris&quot;:[&quot;http://zotero.org/users/1913249/items/JD6BRVRE&quot;],&quot;prefix&quot;:&quot;&quot;},{&quot;suffix&quot;:&quot;&quot;,&quot;uri&quot;:[&quot;http://zotero.org/users/1913249/items/BWBMQQZV&quot;],&quot;id&quot;:1819,&quot;itemData&quot;:{&quot;title&quot;:&quot;A cautious Prometheus? A few steps toward a philosophy of design (with special attention to Peter Sloterdijk)&quot;,&quot;issued&quot;:{&quot;date-parts&quot;:[[&quot;2008&quot;]]},&quot;type&quot;:&quot;paper-conference&quot;,&quot;container-title&quot;:&quot;Proceedings of the 2008 annual international conference of the design history society&quot;,&quot;author&quot;:[{&quot;given&quot;:&quot;Bruno&quot;,&quot;family&quot;:&quot;Latour&quot;}],&quot;title-short&quot;:&quot;A cautious Prometheus?&quot;,&quot;id&quot;:&quot;latour_cautious_2008&quot;,&quot;source&quot;:&quot;Google Scholar&quot;,&quot;page&quot;:&quot;2–10&quot;,&quot;citation-key&quot;:&quot;latour_cautious_2008&quot;},&quot;uris&quot;:[&quot;http://zotero.org/users/1913249/items/BWBMQQZV&quot;],&quot;prefix&quot;:&quot;&quot;}],&quot;citationID&quot;:&quot;grweirwq&quot;} RNDixeenvrxek"/>&lt;Do Zotero Refresh: [@weibel_making_2005; @latour_cautious_2008]&gt;<text:reference-mark-end text:name="ZOTERO_ITEM CSL_CITATION {&quot;schema&quot;:&quot;https://github.com/citation-style-language/schema/raw/master/csl-citation.json&quot;,&quot;properties&quot;:{&quot;formattedCitation&quot;:&quot;[@weibel_making_2005; @latour_cautious_2008]&quot;,&quot;noteIndex&quot;:0},&quot;citationItems&quot;:[{&quot;suffix&quot;:&quot;&quot;,&quot;uri&quot;:[&quot;http://zotero.org/users/1913249/items/JD6BRVRE&quot;],&quot;id&quot;:3504,&quot;itemData&quot;:{&quot;publisher&quot;:&quot;MIT Press&quot;,&quot;title&quot;:&quot;Making Things Public : Atmospheres of Democracy&quot;,&quot;type&quot;:&quot;book&quot;,&quot;issued&quot;:{&quot;date-parts&quot;:[[&quot;2005&quot;]]},&quot;number-of-pages&quot;:&quot;1072&quot;,&quot;URL&quot;:&quot;https://hal.archives-ouvertes.fr/hal-02057286&quot;,&quot;editor&quot;:[{&quot;given&quot;:&quot;Peter&quot;,&quot;family&quot;:&quot;Weibel&quot;},{&quot;given&quot;:&quot;Bruno&quot;,&quot;family&quot;:&quot;Latour&quot;}],&quot;author&quot;:[{&quot;given&quot;:&quot;Peter&quot;,&quot;family&quot;:&quot;Weibel&quot;},{&quot;given&quot;:&quot;Bruno&quot;,&quot;family&quot;:&quot;Latour&quot;}],&quot;title-short&quot;:&quot;Making Things Public&quot;,&quot;source&quot;:&quot;HAL Archives Ouvertes&quot;,&quot;id&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accessed&quot;:{&quot;date-parts&quot;:[[&quot;2020&quot;,8,30]]}},&quot;uris&quot;:[&quot;http://zotero.org/users/1913249/items/JD6BRVRE&quot;],&quot;prefix&quot;:&quot;&quot;},{&quot;suffix&quot;:&quot;&quot;,&quot;uri&quot;:[&quot;http://zotero.org/users/1913249/items/BWBMQQZV&quot;],&quot;id&quot;:1819,&quot;itemData&quot;:{&quot;title&quot;:&quot;A cautious Prometheus? A few steps toward a philosophy of design (with special attention to Peter Sloterdijk)&quot;,&quot;issued&quot;:{&quot;date-parts&quot;:[[&quot;2008&quot;]]},&quot;type&quot;:&quot;paper-conference&quot;,&quot;container-title&quot;:&quot;Proceedings of the 2008 annual international conference of the design history society&quot;,&quot;author&quot;:[{&quot;given&quot;:&quot;Bruno&quot;,&quot;family&quot;:&quot;Latour&quot;}],&quot;title-short&quot;:&quot;A cautious Prometheus?&quot;,&quot;id&quot;:&quot;latour_cautious_2008&quot;,&quot;source&quot;:&quot;Google Scholar&quot;,&quot;page&quot;:&quot;2–10&quot;,&quot;citation-key&quot;:&quot;latour_cautious_2008&quot;},&quot;uris&quot;:[&quot;http://zotero.org/users/1913249/items/BWBMQQZV&quot;],&quot;prefix&quot;:&quot;&quot;}],&quot;citationID&quot;:&quot;grweirwq&quot;} RNDixeenvrxek"/>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3">Pearl: It just shows you what goes into these games.</text:p>
      <text:p text:style-name="P24">Student Helper 3: Think about how much effort goes into.</text:p>
      <text:p text:style-name="P25">Pearl: You just take things for granted don’t you?</text:p>
      <text:h text:style-name="Heading_20_4" text:outline-level="4"><text:bookmark-start text:name="exploring-characteristics-of-the-learning-design-using-different-dimensions-of-agency-previous-metaphors"/>Exploring characteristics of the learning design using different dimensions of agency &amp; previous metaphors<text:bookmark-end text:name="exploring-characteristics-of-the-learning-design-using-different-dimensions-of-agency-previous-metaphors"/></text:h>
      <text:p text:style-name="First_20_paragraph">Integrate research on engendering authorial and transformative agency <text:reference-mark-start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suffix&quot;:&quot;&quot;,&quot;uri&quot;:[&quot;http://zotero.org/users/1913249/items/UIKDSI5X&quot;],&quot;id&quot;:9119,&quot;itemData&quot;:{&quot;title&quot;:&quot;Development, movement and agency: Breaking away into mycorrhizae activities&quot;,&quot;citation-key&quot;:&quot;engestrom2006development&quot;,&quot;type&quot;:&quot;article-journal&quot;,&quot;container-title&quot;:&quot;Building activity theory in practice: Toward the next generation&quot;,&quot;author&quot;:[{&quot;given&quot;:&quot;Yrjö&quot;,&quot;family&quot;:&quot;Engeström&quot;}],&quot;id&quot;:&quot;engestrom2006development&quot;,&quot;volume&quot;:&quot;1&quot;,&quot;issued&quot;:{&quot;date-parts&quot;:[[&quot;2006&quot;]]},&quot;page&quot;:&quot;1–43&quot;},&quot;uris&quot;:[&quot;http://zotero.org/users/1913249/items/UIKDSI5X&quot;],&quot;prefix&quot;:&quot;&quot;},{&quot;suffix&quot;:&quot;&quot;,&quot;uri&quot;:[&quot;http://zotero.org/users/1913249/items/Q38UQIIH&quot;],&quot;id&quot;:3370,&quot;itemData&quot;:{&quot;volume&quot;:&quot;29&quot;,&quot;title&quot;:&quot;The emergence of learners’ transformative agency in a Change Laboratory intervention&quot;,&quot;URL&quot;:&quot;https://doi.org/10.1080/13639080.2014.900168&quot;,&quot;page&quot;:&quot;232-262&quot;,&quot;source&quot;:&quot;Taylor and Francis+NEJM&quot;,&quot;citation-key&quot;:&quot;haapasaari_emergence_2016&quot;,&quot;type&quot;:&quot;article-journal&quot;,&quot;container-title&quot;:&quot;Journal of Education and Work&quot;,&quot;issue&quot;:&quot;2&quot;,&quot;author&quot;:[{&quot;given&quot;:&quot;Arja&quot;,&quot;family&quot;:&quot;Haapasaari&quot;},{&quot;given&quot;:&quot;Yrjö&quot;,&quot;family&quot;:&quot;Engeström&quot;},{&quot;given&quot;:&quot;Hannele&quot;,&quot;family&quot;:&quot;Kerosuo&quot;}],&quot;issued&quot;:{&quot;date-parts&quot;:[[&quot;2016&quot;,2,17]]},&quot;ISSN&quot;:&quot;1363-9080&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accessed&quot;:{&quot;date-parts&quot;:[[&quot;2019&quot;,7,3]]}},&quot;uris&quot;:[&quot;http://zotero.org/users/1913249/items/Q38UQIIH&quot;],&quot;prefix&quot;:&quot;&quot;},{&quot;suffix&quot;:&quot;&quot;,&quot;uri&quot;:[&quot;http://zotero.org/users/1913249/items/TB35W5A6&quot;],&quot;id&quot;:3015,&quot;itemData&quot;:{&quot;citation-key&quot;:&quot;sannino_formative_2016&quot;,&quot;author&quot;:[{&quot;given&quot;:&quot;Annalisa&quot;,&quot;family&quot;:&quot;Sannino&quot;},{&quot;given&quot;:&quot;Yrjö&quot;,&quot;family&quot;:&quot;Engeström&quot;},{&quot;given&quot;:&quot;Monica&quot;,&quot;family&quot;:&quot;Lemo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title&quot;:&quot;Formative Interventions for Expansive Learning and Transformative Agency&quot;,&quot;issued&quot;:{&quot;date-parts&quot;:[[&quot;2016&quot;,10]]},&quot;type&quot;:&quot;article-journal&quot;,&quot;container-title&quot;:&quot;Journal of the Learning Sciences&quot;,&quot;issue&quot;:&quot;4&quot;,&quot;volume&quot;:&quot;25&quot;,&quot;URL&quot;:&quot;https://www.tandfonline.com/doi/full/10.1080/10508406.2016.1204547&quot;,&quot;id&quot;:&quot;sannino_formative_2016&quot;,&quot;source&quot;:&quot;Crossref&quot;,&quot;language&quot;:&quot;en&quot;,&quot;page&quot;:&quot;599-633&quot;},&quot;uris&quot;:[&quot;http://zotero.org/users/1913249/items/TB35W5A6&quot;],&quot;prefix&quot;:&quot;&quot;}],&quot;citationID&quot;:&quot;swotygyo&quot;} RNDymoyuvprzy"/>&lt;Do Zotero Refresh: [@engestrom2006development; @haapasaari_emergence_2016; @sannino_formative_2016]&gt;<text:reference-mark-end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suffix&quot;:&quot;&quot;,&quot;uri&quot;:[&quot;http://zotero.org/users/1913249/items/UIKDSI5X&quot;],&quot;id&quot;:9119,&quot;itemData&quot;:{&quot;title&quot;:&quot;Development, movement and agency: Breaking away into mycorrhizae activities&quot;,&quot;citation-key&quot;:&quot;engestrom2006development&quot;,&quot;type&quot;:&quot;article-journal&quot;,&quot;container-title&quot;:&quot;Building activity theory in practice: Toward the next generation&quot;,&quot;author&quot;:[{&quot;given&quot;:&quot;Yrjö&quot;,&quot;family&quot;:&quot;Engeström&quot;}],&quot;id&quot;:&quot;engestrom2006development&quot;,&quot;volume&quot;:&quot;1&quot;,&quot;issued&quot;:{&quot;date-parts&quot;:[[&quot;2006&quot;]]},&quot;page&quot;:&quot;1–43&quot;},&quot;uris&quot;:[&quot;http://zotero.org/users/1913249/items/UIKDSI5X&quot;],&quot;prefix&quot;:&quot;&quot;},{&quot;suffix&quot;:&quot;&quot;,&quot;uri&quot;:[&quot;http://zotero.org/users/1913249/items/Q38UQIIH&quot;],&quot;id&quot;:3370,&quot;itemData&quot;:{&quot;volume&quot;:&quot;29&quot;,&quot;title&quot;:&quot;The emergence of learners’ transformative agency in a Change Laboratory intervention&quot;,&quot;URL&quot;:&quot;https://doi.org/10.1080/13639080.2014.900168&quot;,&quot;page&quot;:&quot;232-262&quot;,&quot;source&quot;:&quot;Taylor and Francis+NEJM&quot;,&quot;citation-key&quot;:&quot;haapasaari_emergence_2016&quot;,&quot;type&quot;:&quot;article-journal&quot;,&quot;container-title&quot;:&quot;Journal of Education and Work&quot;,&quot;issue&quot;:&quot;2&quot;,&quot;author&quot;:[{&quot;given&quot;:&quot;Arja&quot;,&quot;family&quot;:&quot;Haapasaari&quot;},{&quot;given&quot;:&quot;Yrjö&quot;,&quot;family&quot;:&quot;Engeström&quot;},{&quot;given&quot;:&quot;Hannele&quot;,&quot;family&quot;:&quot;Kerosuo&quot;}],&quot;issued&quot;:{&quot;date-parts&quot;:[[&quot;2016&quot;,2,17]]},&quot;ISSN&quot;:&quot;1363-9080&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accessed&quot;:{&quot;date-parts&quot;:[[&quot;2019&quot;,7,3]]}},&quot;uris&quot;:[&quot;http://zotero.org/users/1913249/items/Q38UQIIH&quot;],&quot;prefix&quot;:&quot;&quot;},{&quot;suffix&quot;:&quot;&quot;,&quot;uri&quot;:[&quot;http://zotero.org/users/1913249/items/TB35W5A6&quot;],&quot;id&quot;:3015,&quot;itemData&quot;:{&quot;citation-key&quot;:&quot;sannino_formative_2016&quot;,&quot;author&quot;:[{&quot;given&quot;:&quot;Annalisa&quot;,&quot;family&quot;:&quot;Sannino&quot;},{&quot;given&quot;:&quot;Yrjö&quot;,&quot;family&quot;:&quot;Engeström&quot;},{&quot;given&quot;:&quot;Monica&quot;,&quot;family&quot;:&quot;Lemo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accessed&quot;:{&quot;date-parts&quot;:[[&quot;2019&quot;,3,21]]},&quot;title&quot;:&quot;Formative Interventions for Expansive Learning and Transformative Agency&quot;,&quot;issued&quot;:{&quot;date-parts&quot;:[[&quot;2016&quot;,10]]},&quot;type&quot;:&quot;article-journal&quot;,&quot;container-title&quot;:&quot;Journal of the Learning Sciences&quot;,&quot;issue&quot;:&quot;4&quot;,&quot;volume&quot;:&quot;25&quot;,&quot;URL&quot;:&quot;https://www.tandfonline.com/doi/full/10.1080/10508406.2016.1204547&quot;,&quot;id&quot;:&quot;sannino_formative_2016&quot;,&quot;source&quot;:&quot;Crossref&quot;,&quot;language&quot;:&quot;en&quot;,&quot;page&quot;:&quot;599-633&quot;},&quot;uris&quot;:[&quot;http://zotero.org/users/1913249/items/TB35W5A6&quot;],&quot;prefix&quot;:&quot;&quot;}],&quot;citationID&quot;:&quot;swotygyo&quot;} RNDymoyuvprzy"/>.</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schema&quot;:&quot;https://github.com/citation-style-language/schema/raw/master/csl-citation.json&quot;,&quot;properties&quot;:{&quot;formattedCitation&quot;:&quot;[@pogue_user_2017]&quot;,&quot;noteIndex&quot;:0},&quot;citationItems&quot;:[{&quot;suffix&quot;:&quot;&quot;,&quot;uri&quot;:[&quot;http://zotero.org/users/1913249/items/GNPB4GNI&quot;],&quot;id&quot;:9233,&quot;itemData&quot;:{&quot;title&quot;:&quot;User Manuals Are Mostly Gone--Which Is Both Good and Bad&quot;,&quot;citation-key&quot;:&quot;pogue_user_2017&quot;,&quot;type&quot;:&quot;article-magazine&quot;,&quot;container-title&quot;:&quot;Scientific American&quot;,&quot;author&quot;:[{&quot;given&quot;:&quot;David&quot;,&quot;family&quot;:&quot;Pogue&quot;}],&quot;URL&quot;:&quot;https://www.scientificamerican.com/article/user-manuals-are-mostly-gone-mdash-which-is-both-good-and-bad/&quot;,&quot;language&quot;:&quot;en&quot;,&quot;id&quot;:&quot;pogue_user_2017&quot;,&quot;abstract&quot;:&quot;Google happened, and something important was lost&quot;,&quot;issued&quot;:{&quot;date-parts&quot;:[[&quot;2017&quot;,4,1]]},&quot;accessed&quot;:{&quot;date-parts&quot;:[[&quot;2024&quot;,1,19]]}},&quot;uris&quot;:[&quot;http://zotero.org/users/1913249/items/GNPB4GNI&quot;],&quot;prefix&quot;:&quot;&quot;}],&quot;citationID&quot;:&quot;iwpqtuug&quot;} RNDpmeuwwrkpp"/>&lt;Do Zotero Refresh: [@pogue_user_2017]&gt;<text:reference-mark-end text:name="ZOTERO_ITEM CSL_CITATION {&quot;schema&quot;:&quot;https://github.com/citation-style-language/schema/raw/master/csl-citation.json&quot;,&quot;properties&quot;:{&quot;formattedCitation&quot;:&quot;[@pogue_user_2017]&quot;,&quot;noteIndex&quot;:0},&quot;citationItems&quot;:[{&quot;suffix&quot;:&quot;&quot;,&quot;uri&quot;:[&quot;http://zotero.org/users/1913249/items/GNPB4GNI&quot;],&quot;id&quot;:9233,&quot;itemData&quot;:{&quot;title&quot;:&quot;User Manuals Are Mostly Gone--Which Is Both Good and Bad&quot;,&quot;citation-key&quot;:&quot;pogue_user_2017&quot;,&quot;type&quot;:&quot;article-magazine&quot;,&quot;container-title&quot;:&quot;Scientific American&quot;,&quot;author&quot;:[{&quot;given&quot;:&quot;David&quot;,&quot;family&quot;:&quot;Pogue&quot;}],&quot;URL&quot;:&quot;https://www.scientificamerican.com/article/user-manuals-are-mostly-gone-mdash-which-is-both-good-and-bad/&quot;,&quot;language&quot;:&quot;en&quot;,&quot;id&quot;:&quot;pogue_user_2017&quot;,&quot;abstract&quot;:&quot;Google happened, and something important was lost&quot;,&quot;issued&quot;:{&quot;date-parts&quot;:[[&quot;2017&quot;,4,1]]},&quot;accessed&quot;:{&quot;date-parts&quot;:[[&quot;2024&quot;,1,19]]}},&quot;uris&quot;:[&quot;http://zotero.org/users/1913249/items/GNPB4GNI&quot;],&quot;prefix&quot;:&quot;&quot;}],&quot;citationID&quot;:&quot;iwpqtuug&quot;} RNDpmeuwwrkpp"/>.</text:p>
      <text:p text:style-name="Text_20_body">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text:p>
      <text:p text:style-name="Text_20_body">This curated replication of authentic process of finding and incorporating code snippets into the starting template supported the development of skills used in professional coding communities.</text:p>
      <text:p text:style-name="Text_20_body">The careful alignment between navigational documentation and the participants driving objectives of the mid-level activity system of implementing a game element, also helped avoid mismatch between task and tools described above as mismatch between primary and secondary stimuli.</text:p>
      <text:p text:style-name="Text_20_body">The process aligns with the concept of just-in-time instruction.</text:p>
      <text:p text:style-name="Text_20_body">While the genesis engendered authorial agency, if repeated this process of careful alignment would represent instrumental agency.</text:p>
      <text:p text:style-name="Text_20_body">Other affordances of the design would encourage greater authorial (and relational agency), for example those designed to build user’s sense of belonging in the game making community.</text:p>
      <text:h text:style-name="Heading_20_4" text:outline-level="4"><text:bookmark-start text:name="agency-in-response-to-a-series-of-second-stimuli-aimed-at-participant-identity"/>Agency in response to a series of second stimuli aimed at participant identity<text:bookmark-end text:name="agency-in-response-to-a-series-of-second-stimuli-aimed-at-participant-identity"/></text:h>
      <text:list text:style-name="L16">
        <text:list-item>
          <text:p text:style-name="P26">game player types</text:p>
        </text:list-item>
        <text:list-item>
          <text:p text:style-name="P26">side missions</text:p>
        </text:list-item>
        <text:list-item>
          <text:p text:style-name="P26">?</text:p>
        </text:list-item>
      </text:list>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h text:style-name="Heading_20_2" text:outline-level="2"><text:bookmark-start text:name="summary-of-implications-for-practice-to-encourage-agency"/>Summary of implications for practice to encourage agency<text:bookmark-end text:name="summary-of-implications-for-practice-to-encourage-agency"/></text:h>
      <text:p text:style-name="First_20_paragraph">NOTE - HOW MUCH OF THIS IS ALREADY IN PREVIOUS SECTIONS?</text:p>
      <text:p text:style-name="Text_20_body">After exploring varied understandings of agency and manifestations in this context. What are resulting implication for practice in brief - COMPARE TO RELEVANT SECTION IN NEXT CHAPTER.</text:p>
      <text:h text:style-name="Heading_20_3" text:outline-level="3"><text:bookmark-start text:name="asking-questions-about-the-challenge-of-applying-this-model-to-classroom-environments."/>Asking questions about the challenge of applying this model to classroom environments.<text:bookmark-end text:name="asking-questions-about-the-challenge-of-applying-this-model-to-classroom-environments."/></text:h>
      <text:p text:style-name="First_20_paragraph">This chapter has narrowed down form cultural observations to guided particpation and then personal appropriation of of tools and practices.</text:p>
      <text:p text:style-name="Text_20_body">Is this a good section to begin to ask how appropriate is the 3M approach (summarise in the next chapter), to a classroom setting?</text:p>
      <text:p text:style-name="Text_20_body">In a classroom setting the personal appropriation would have different expectations. The recreation of concepts and knowledge for testing purposes or even more formative assessment is quite different from the more naturalistic approaches outlined here. DISCUSS MORE.</text:p>
      <text:h text:style-name="Heading_20_4" text:outline-level="4"><text:bookmark-start text:name="divining-authentic-frameworks"/>Divining authentic frameworks<text:bookmark-end text:name="divining-authentic-frameworks"/></text:h>
      <text:p text:style-name="First_20_paragraph">The process of discovering the framework of GDPs explored in chapter five merits exploration from the perspective of replicability.</text:p>
      <text:p text:style-name="Text_20_body">Is there is something particular about the format of the game product to be designed that particularly suits this process. What other products does it suit?</text:p>
      <text:p text:style-name="Text_20_body">What are the broad implication for the use of this frameworks in other domains.</text:p>
      <text:p text:style-name="Text_20_body">PERHAPS ONE FOR FINAL CHAPTER</text:p>
      <text:h text:style-name="Heading_20_4" text:outline-level="4"><text:bookmark-start text:name="keeping-hard-fun-hard"/>Keeping hard fun hard<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Where participants lacked the concepts and technical language needed to find external support materials, the combination of the starting code template and a selection of curated code and documentation examples helped address thi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2" text:outline-level="2"><text:bookmark-start text:name="implications-in-conceptualisations-of-forms-of-agency"/>Implications in conceptualisations of forms of agency<text:bookmark-end text:name="implications-in-conceptualisations-of-forms-of-agency"/></text:h>
      <text:p text:style-name="First_20_paragraph">THIS SHOULD BE DROPPED OR INTEGRATED TO SOMEWHERE ELSE? CONCLUSION PERHAPS.</text:p>
      <text:p text:style-name="Text_20_body">This thesis has explored agency through the following concepts: instrumental agency, authorial agency, and transformative agency through double stimulation.</text:p>
      <text:p text:style-name="Text_20_body">This section contributes observations from this research process with the following aims. - to serve other researchers undertaking similar work using activity theory and design based approach - to help practitioners be research informed</text:p>
      <text:p text:style-name="Text_20_body">There is alignment with other research in terms of how</text:p>
      <text:list text:style-name="L17">
        <text:list-item>
          <text:p text:style-name="P27">authenticity of tools can be problematic and needs design adaptation, often black boxing</text:p>
        </text:list-item>
        <text:list-item>
          <text:p text:style-name="P27">this process merits attention and alignment with overall project aims of the designer</text:p>
        </text:list-item>
        <text:list-item>
          <text:p text:style-name="P27">Challenges encountered by students in tool use can result in productive and creative responses in development of production cultures (explored later)</text:p>
        </text:list-item>
        <text:list-item>
          <text:p text:style-name="P27">ideally emergent and producing a culture series of</text:p>
        </text:list-item>
      </text:list>
      <text:h text:style-name="Heading_20_2" text:outline-level="2"><text:bookmark-start text:name="conclusion"/>Conclusion<text:bookmark-end text:name="conclusion"/></text:h>
      <text:p text:style-name="First_20_paragraph">In AT terminology, this chapter has in a general sense returned to the concrete (see Marx / Blunden). Chapter four outlined a design narrative where tools were chosen and adapted by myself and Participants in response to local context. Chapter five explored the emerging organisational unit of GDPs, and how they were used as meditational strategies. 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 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search outputs, implications and recommendations for facilitators and researc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4-07-05T10:17:30Z</meta:creation-date>
    <dc:date>2024-07-05T10:17:3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